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A00005932000018B4F9549D23.svm"/>
  <manifest:file-entry manifest:media-type="" manifest:full-path="Pictures/20000372000060A300003431F6D2B9A9.svm"/>
  <manifest:file-entry manifest:media-type="" manifest:full-path="Pictures/2000012F0000593200001CBB38DD9144.svm"/>
  <manifest:file-entry manifest:media-type="" manifest:full-path="Pictures/200001170000593200002250AAB6B53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ce style:name="Times" svg:font-family="Times"/>
    <style:font-face style:name="Helvetica" svg:font-family="Helvetica" style:font-family-generic="swiss"/>
    <style:font-face style:name="Courier 10 Pitch" svg:font-family="'Courier 10 Pitch'" style:font-pitch="fixed"/>
    <style:font-face style:name="Courier1" svg:font-family="Courier"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automatic-styles>
    <style:style style:name="Table1" style:family="table">
      <style:table-properties style:width="6in" table:align="center" style:writing-mode="lr-tb"/>
    </style:style>
    <style:style style:name="Table1.A" style:family="table-column">
      <style:table-column-properties style:column-width="2.616in"/>
    </style:style>
    <style:style style:name="Table1.B" style:family="table-column">
      <style:table-column-properties style:column-width="3.384in"/>
    </style:style>
    <style:style style:name="Table1.1" style:family="table-row">
      <style:table-row-properties style:keep-together="true" fo:keep-together="auto"/>
    </style:style>
    <style:style style:name="Table1.A1"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1.B1" style:family="table-cell">
      <style:table-cell-properties style:vertical-align="top" style:border-line-width-bottom="0.0007in 0.0139in 0.0007in" fo:padding="0in" fo:border-left="0.0069in solid #000000" fo:border-right="0.0069in solid #000000" fo:border-top="0.0069in solid #000000" fo:border-bottom="0.0153in double #000000" style:writing-mode="lr-tb"/>
    </style:style>
    <style:style style:name="Table1.A2" style:family="table-cell">
      <style:table-cell-properties style:vertical-align="top" fo:padding="0in" fo:border-left="0.0069in solid #000000" fo:border-right="none" fo:border-top="0.0069in solid #000000" fo:border-bottom="0.0069in solid #000000" style:writing-mode="lr-tb"/>
    </style:style>
    <style:style style:name="Table1.B2" style:family="table-cell">
      <style:table-cell-properties style:vertical-align="top" fo:padding="0in" fo:border="0.0069in solid #000000" style:writing-mode="lr-tb"/>
    </style:style>
    <style:style style:name="P1" style:family="paragraph" style:parent-style-name="Standard">
      <style:paragraph-properties style:line-height-at-least="0.1665in" fo:text-align="justify" style:justify-single-word="false" fo:orphans="0" fo:widows="0" fo:padding="0in" fo:border="none"/>
      <style:text-properties fo:color="#000000" style:font-name="Times" fo:font-size="12pt" style:font-size-asian="12pt"/>
    </style:style>
    <style:style style:name="P2" style:family="paragraph" style:parent-style-name="Heading">
      <style:paragraph-properties fo:text-align="start" style:justify-single-word="false" fo:orphans="0" fo:widows="0" fo:break-before="page"/>
      <style:text-properties fo:color="#000000" style:font-name="Times" fo:font-size="14pt" fo:font-weight="bold" style:font-size-asian="14pt" style:font-weight-asian="bold"/>
    </style:style>
    <style:style style:name="P3" style:family="paragraph" style:parent-style-name="List">
      <style:paragraph-properties fo:margin-top="0.111in" fo:margin-bottom="0.1665in" fo:text-align="justify" style:justify-single-word="false" fo:orphans="0" fo:widows="0"/>
    </style:style>
    <style:style style:name="P4" style:family="paragraph" style:parent-style-name="List">
      <style:paragraph-properties fo:margin-top="0in" fo:margin-bottom="0.1665in" fo:text-align="start" style:justify-single-word="false" fo:orphans="0" fo:widows="0"/>
    </style:style>
    <style:style style:name="P5" style:family="paragraph" style:parent-style-name="List">
      <style:paragraph-properties fo:margin-top="0in" fo:margin-bottom="0.1665in" fo:text-align="justify" style:justify-single-word="false" fo:orphans="0" fo:widows="0"/>
    </style:style>
    <style:style style:name="P6" style:family="paragraph" style:parent-style-name="Text_20_body">
      <style:paragraph-properties fo:margin-top="0in" fo:margin-bottom="0.1665in" fo:text-align="center" style:justify-single-word="false"/>
      <style:text-properties fo:color="#000000" style:font-name="Times" fo:font-size="14pt" fo:font-weight="bold" style:font-size-asian="14pt" style:font-weight-asian="bold"/>
    </style:style>
    <style:style style:name="P7" style:family="paragraph" style:parent-style-name="Subtitle">
      <style:paragraph-properties fo:margin-top="0in" fo:margin-bottom="0.1665in" fo:text-align="center" style:justify-single-word="false"/>
      <style:text-properties fo:color="#000000" style:font-name="Times" fo:font-size="14pt" fo:font-weight="bold" style:font-size-asian="14pt" style:font-weight-asian="bold"/>
    </style:style>
    <style:style style:name="P8" style:family="paragraph" style:parent-style-name="Body">
      <style:paragraph-properties fo:margin-top="0in" fo:margin-bottom="0.0555in" fo:text-align="justify" style:justify-single-word="false" fo:keep-with-next="always"/>
    </style:style>
    <style:style style:name="P9" style:family="paragraph" style:parent-style-name="Body">
      <style:paragraph-properties fo:margin-top="0in" fo:margin-bottom="0.0555in" fo:text-align="justify" style:justify-single-word="false" fo:orphans="0" fo:widows="0" fo:keep-with-next="always"/>
    </style:style>
    <style:style style:name="P10" style:family="paragraph" style:parent-style-name="Body">
      <style:paragraph-properties fo:margin-top="0in" fo:margin-bottom="0.0555in" fo:text-align="justify" style:justify-single-word="false" fo:orphans="0" fo:widows="0" fo:keep-with-next="always"/>
      <style:text-properties fo:color="#000000" style:font-name="Times" fo:font-size="12pt" style:font-size-asian="12pt"/>
    </style:style>
    <style:style style:name="P11" style:family="paragraph" style:parent-style-name="Body">
      <style:paragraph-properties fo:margin-top="0in" fo:margin-bottom="0.0555in" fo:text-align="justify" style:justify-single-word="false"/>
    </style:style>
    <style:style style:name="P12" style:family="paragraph" style:parent-style-name="Body">
      <style:paragraph-properties fo:margin-top="0in" fo:margin-bottom="0.0555in" fo:text-align="justify" style:justify-single-word="false" fo:orphans="0" fo:widows="0"/>
    </style:style>
    <style:style style:name="P13" style:family="paragraph" style:parent-style-name="Body">
      <style:paragraph-properties fo:margin-top="0in" fo:margin-bottom="0.0555in" fo:text-align="justify" style:justify-single-word="false"/>
      <style:text-properties fo:color="#000000" style:font-name="Times" fo:font-size="12pt" style:font-size-asian="12pt"/>
    </style:style>
    <style:style style:name="P14" style:family="paragraph" style:parent-style-name="Body">
      <style:paragraph-properties fo:margin-top="0in" fo:margin-bottom="0.0555in" fo:text-align="justify" style:justify-single-word="false" fo:orphans="0" fo:widows="0"/>
      <style:text-properties fo:color="#000000" style:font-name="Times" fo:font-size="12pt" style:font-size-asian="12pt"/>
    </style:style>
    <style:style style:name="P15" style:family="paragraph" style:parent-style-name="Body">
      <style:paragraph-properties fo:margin-top="0in" fo:margin-bottom="0.0555in" fo:text-align="justify" style:justify-single-word="false" fo:orphans="0" fo:widows="0"/>
      <style:text-properties fo:color="#000000" style:font-name="Times" fo:font-size="14pt" fo:font-weight="bold" style:font-size-asian="14pt" style:font-weight-asian="bold"/>
    </style:style>
    <style:style style:name="P16" style:family="paragraph" style:parent-style-name="Indented">
      <style:paragraph-properties fo:margin-top="0in" fo:margin-bottom="0.0555in" fo:text-align="justify" style:justify-single-word="false" fo:orphans="0" fo:widows="0"/>
      <style:text-properties fo:color="#000000" style:font-name="Times" fo:font-size="12pt" style:font-size-asian="12pt"/>
    </style:style>
    <style:style style:name="P17" style:family="paragraph" style:parent-style-name="Standard">
      <style:paragraph-properties fo:margin-top="0in" fo:margin-bottom="0.0555in" fo:text-align="justify" style:justify-single-word="false" fo:orphans="0" fo:widows="0"/>
    </style:style>
    <style:style style:name="P18" style:family="paragraph" style:parent-style-name="Body" style:master-page-name="">
      <style:paragraph-properties fo:margin-top="0in" fo:margin-bottom="0.0555in" fo:text-align="justify" style:justify-single-word="false" fo:orphans="0" fo:widows="0" style:page-number="auto" fo:keep-with-next="auto"/>
    </style:style>
    <style:style style:name="P19" style:family="paragraph" style:parent-style-name="Description" style:master-page-name="">
      <style:paragraph-properties fo:margin-top="0in" fo:margin-bottom="0.0555in" fo:text-align="justify" style:justify-single-word="false" style:page-number="auto" fo:keep-with-next="auto"/>
      <style:text-properties fo:color="#000000" style:font-name="Times" fo:font-size="12pt" style:font-size-asian="12pt"/>
    </style:style>
    <style:style style:name="P20" style:family="paragraph" style:parent-style-name="Body">
      <style:paragraph-properties fo:margin-top="0.0555in" fo:margin-bottom="0.0555in" fo:text-align="justify" style:justify-single-word="false" fo:orphans="0" fo:widows="0"/>
    </style:style>
    <style:style style:name="P21" style:family="paragraph" style:parent-style-name="Body">
      <style:paragraph-properties fo:margin-top="0.0555in" fo:margin-bottom="0.0555in" fo:text-align="justify" style:justify-single-word="false" fo:orphans="0" fo:widows="0"/>
      <style:text-properties fo:color="#000000" style:font-name="Times" fo:font-size="12pt" style:font-size-asian="12pt"/>
    </style:style>
    <style:style style:name="P22" style:family="paragraph" style:parent-style-name="Body">
      <style:paragraph-properties fo:margin-top="0.0555in" fo:margin-bottom="0.0555in" style:line-height-at-least="0.1665in" fo:text-align="justify" style:justify-single-word="false" fo:orphans="0" fo:widows="0" fo:padding="0in" fo:border="none"/>
      <style:text-properties fo:color="#000000" style:font-name="Times" fo:font-size="12pt" style:font-size-asian="12pt"/>
    </style:style>
    <style:style style:name="P23" style:family="paragraph" style:parent-style-name="CellBody">
      <style:paragraph-properties fo:text-align="start" style:justify-single-word="false" style:snap-to-layout-grid="false"/>
      <style:text-properties fo:color="#000000" style:font-name="Times" fo:font-size="10pt" style:font-size-asian="10pt"/>
    </style:style>
    <style:style style:name="P24" style:family="paragraph" style:parent-style-name="Body">
      <style:paragraph-properties fo:margin-left="0in" fo:margin-right="0in" fo:margin-top="0in" fo:margin-bottom="0.0555in" fo:text-align="justify" style:justify-single-word="false" fo:orphans="0" fo:widows="0" fo:text-indent="0in" style:auto-text-indent="false"/>
    </style:style>
    <style:style style:name="P25" style:family="paragraph" style:parent-style-name="Body">
      <style:paragraph-properties fo:margin-left="0in" fo:margin-right="0in" fo:margin-top="0in" fo:margin-bottom="0.0555in" fo:text-align="justify" style:justify-single-word="false" fo:orphans="0" fo:widows="0" fo:text-indent="0.5in" style:auto-text-indent="false"/>
    </style:style>
    <style:style style:name="P26" style:family="paragraph" style:parent-style-name="Heading">
      <style:paragraph-properties fo:margin-top="0.139in" fo:margin-bottom="0.0693in" fo:text-align="start" style:justify-single-word="false"/>
      <style:text-properties fo:color="#000000" style:font-name="Times" fo:font-size="14pt" fo:font-weight="bold" style:font-size-asian="14pt" style:font-weight-asian="bold"/>
    </style:style>
    <style:style style:name="P27" style:family="paragraph" style:parent-style-name="CellHeading">
      <style:paragraph-properties fo:text-align="center" style:justify-single-word="false" style:snap-to-layout-grid="false"/>
    </style:style>
    <style:style style:name="P28" style:family="paragraph" style:parent-style-name="Item">
      <style:paragraph-properties fo:margin-top="0.139in" fo:margin-bottom="0.0555in" fo:text-align="justify" style:justify-single-word="false">
        <style:tab-stops>
          <style:tab-stop style:position="0.5in"/>
        </style:tab-stops>
      </style:paragraph-properties>
      <style:text-properties fo:color="#000000" style:font-name="Courier" fo:font-size="12pt" style:font-size-asian="12pt"/>
    </style:style>
    <style:style style:name="P29" style:family="paragraph" style:parent-style-name="Body">
      <style:paragraph-properties fo:margin-top="0in" fo:margin-bottom="0.0555in" fo:text-align="justify" style:justify-single-word="false" fo:orphans="0" fo:widows="0"/>
      <style:text-properties fo:color="#000000" style:font-name="Times" fo:font-size="12pt" style:font-size-asian="12pt"/>
    </style:style>
    <style:style style:name="P30" style:family="paragraph" style:parent-style-name="Body">
      <style:paragraph-properties fo:margin-top="0in" fo:margin-bottom="0.0555in" fo:text-align="justify" style:justify-single-word="false" fo:orphans="0" fo:widows="0"/>
      <style:text-properties fo:color="#000000" style:font-name="Times" fo:font-size="12pt" fo:font-weight="bold" style:font-size-asian="12pt" style:font-weight-asian="bold"/>
    </style:style>
    <style:style style:name="P31" style:family="paragraph" style:parent-style-name="Body">
      <style:paragraph-properties fo:margin-top="0in" fo:margin-bottom="0.0555in" fo:text-align="justify" style:justify-single-word="false" fo:orphans="0" fo:widows="0"/>
      <style:text-properties fo:color="#000000" style:font-name="Courier" fo:font-size="12pt" style:font-size-asian="12pt"/>
    </style:style>
    <style:style style:name="P32" style:family="paragraph" style:parent-style-name="Body">
      <style:text-properties fo:color="#000000" style:font-name="Courier" fo:font-size="12pt" style:font-size-asian="12pt"/>
    </style:style>
    <style:style style:name="P33" style:family="paragraph" style:parent-style-name="Body">
      <style:text-properties fo:color="#000000" style:font-name="Times" fo:font-size="14pt" fo:font-weight="bold" style:font-size-asian="14pt" style:font-weight-asian="bold"/>
    </style:style>
    <style:style style:name="P34" style:family="paragraph" style:parent-style-name="Body">
      <style:paragraph-properties fo:margin-top="0.0555in" fo:margin-bottom="0.0555in" fo:text-align="justify" style:justify-single-word="false" fo:orphans="0" fo:widows="0"/>
      <style:text-properties fo:color="#000000" style:font-name="Times" fo:font-size="12pt" style:font-size-asian="12pt"/>
    </style:style>
    <style:style style:name="P35" style:family="paragraph" style:parent-style-name="Heading" style:list-style-name="L1">
      <style:paragraph-properties fo:text-align="start" style:justify-single-word="false"/>
      <style:text-properties fo:color="#000000" style:font-name="Times" fo:font-size="14pt" fo:font-weight="bold" style:font-size-asian="14pt" style:font-weight-asian="bold"/>
    </style:style>
    <style:style style:name="P36" style:family="paragraph" style:parent-style-name="Heading" style:list-style-name="L12">
      <style:paragraph-properties fo:text-align="start" style:justify-single-word="false" fo:orphans="0" fo:widows="0"/>
      <style:text-properties fo:color="#000000" style:font-name="Times" fo:font-size="14pt" fo:font-weight="bold" style:font-size-asian="14pt" style:font-weight-asian="bold"/>
    </style:style>
    <style:style style:name="P37" style:family="paragraph" style:parent-style-name="Heading">
      <style:text-properties fo:color="#000000" style:font-name="Times" fo:font-size="12pt" style:font-size-asian="12pt"/>
    </style:style>
    <style:style style:name="P38" style:family="paragraph" style:parent-style-name="Heading" style:list-style-name="L2">
      <style:paragraph-properties fo:margin-top="0.139in" fo:margin-bottom="0.0693in" fo:text-align="start" style:justify-single-word="false" fo:orphans="0" fo:widows="0"/>
      <style:text-properties fo:color="#000000" style:font-name="Times" fo:font-size="14pt" fo:font-weight="bold" style:font-size-asian="14pt" style:font-weight-asian="bold"/>
    </style:style>
    <style:style style:name="P39" style:family="paragraph" style:parent-style-name="Heading" style:list-style-name="L3">
      <style:paragraph-properties fo:margin-top="0.139in" fo:margin-bottom="0.0693in" fo:text-align="start" style:justify-single-word="false" fo:orphans="0" fo:widows="0"/>
      <style:text-properties fo:color="#000000" style:font-name="Times" fo:font-size="14pt" fo:font-weight="bold" style:font-size-asian="14pt" style:font-weight-asian="bold"/>
    </style:style>
    <style:style style:name="P40" style:family="paragraph" style:parent-style-name="Heading2" style:list-style-name="L4">
      <style:paragraph-properties fo:text-align="start" style:justify-single-word="false" fo:orphans="0" fo:widows="0"/>
      <style:text-properties fo:color="#000000" style:font-name="Times" fo:font-size="14pt" fo:font-weight="bold" style:font-size-asian="14pt" style:font-weight-asian="bold"/>
    </style:style>
    <style:style style:name="P41" style:family="paragraph" style:parent-style-name="Heading2" style:list-style-name="L9"/>
    <style:style style:name="P42" style:family="paragraph" style:parent-style-name="Heading2" style:list-style-name="L5">
      <style:paragraph-properties fo:margin-top="0.139in" fo:margin-bottom="0.0693in" fo:text-align="start" style:justify-single-word="false" fo:orphans="0" fo:widows="0"/>
      <style:text-properties fo:color="#000000" style:font-name="Times" fo:font-size="14pt" fo:font-weight="bold" style:font-size-asian="14pt" style:font-weight-asian="bold"/>
    </style:style>
    <style:style style:name="P43" style:family="paragraph" style:parent-style-name="Heading2" style:list-style-name="L6">
      <style:paragraph-properties fo:margin-top="0.139in" fo:margin-bottom="0.0693in" fo:text-align="start" style:justify-single-word="false" fo:orphans="0" fo:widows="0"/>
      <style:text-properties fo:color="#000000" style:font-name="Times" fo:font-size="14pt" fo:font-weight="bold" style:font-size-asian="14pt" style:font-weight-asian="bold"/>
    </style:style>
    <style:style style:name="P44" style:family="paragraph" style:parent-style-name="Heading2" style:list-style-name="L7">
      <style:paragraph-properties fo:margin-top="0.139in" fo:margin-bottom="0.0693in" fo:text-align="start" style:justify-single-word="false" fo:orphans="0" fo:widows="0"/>
      <style:text-properties fo:color="#000000" style:font-name="Times" fo:font-size="14pt" fo:font-weight="bold" style:font-size-asian="14pt" style:font-weight-asian="bold"/>
    </style:style>
    <style:style style:name="P45" style:family="paragraph" style:parent-style-name="Heading2" style:list-style-name="L10">
      <style:paragraph-properties fo:margin-top="0.139in" fo:margin-bottom="0.0693in" fo:text-align="start" style:justify-single-word="false" fo:orphans="0" fo:widows="0"/>
      <style:text-properties fo:color="#000000" style:font-name="Times" fo:font-size="14pt" fo:font-weight="bold" style:font-size-asian="14pt" style:font-weight-asian="bold"/>
    </style:style>
    <style:style style:name="P46" style:family="paragraph" style:parent-style-name="Heading2" style:list-style-name="L11">
      <style:paragraph-properties fo:margin-top="0.139in" fo:margin-bottom="0.0693in" fo:text-align="start" style:justify-single-word="false" fo:orphans="0" fo:widows="0"/>
      <style:text-properties fo:color="#000000" style:font-name="Times" fo:font-size="14pt" fo:font-weight="bold" style:font-size-asian="14pt" style:font-weight-asian="bold"/>
    </style:style>
    <style:style style:name="P47" style:family="paragraph" style:parent-style-name="Heading2" style:list-style-name="L8" style:master-page-name="">
      <style:paragraph-properties fo:margin-top="0.139in" fo:margin-bottom="0.0693in" fo:text-align="start" style:justify-single-word="false" fo:orphans="0" fo:widows="0" style:page-number="auto" fo:keep-with-next="auto"/>
      <style:text-properties fo:color="#000000" style:font-name="Times" fo:font-size="14pt" fo:font-weight="bold" style:font-size-asian="14pt" style:font-weight-asian="bold"/>
    </style:style>
    <style:style style:name="P48" style:family="paragraph" style:parent-style-name="Item">
      <style:text-properties fo:color="#000000" style:font-name="Courier" fo:font-size="12pt" style:font-size-asian="12pt"/>
    </style:style>
    <style:style style:name="P49" style:family="paragraph" style:parent-style-name="Item">
      <style:paragraph-properties fo:margin-top="0.139in" fo:margin-bottom="0.0555in" fo:text-align="justify" style:justify-single-word="false">
        <style:tab-stops>
          <style:tab-stop style:position="0.5in"/>
        </style:tab-stops>
      </style:paragraph-properties>
      <style:text-properties fo:color="#000000" style:font-name="Courier" fo:font-size="12pt" style:font-size-asian="12pt"/>
    </style:style>
    <style:style style:name="P50" style:family="paragraph" style:parent-style-name="Title" style:master-page-name="Standard">
      <style:paragraph-properties fo:margin-top="0in" fo:margin-bottom="0.1665in" fo:text-align="center" style:justify-single-word="false" style:page-number="1"/>
      <style:text-properties fo:color="#000000" style:font-name="Times" fo:font-size="18pt" fo:font-weight="bold" style:font-size-asian="18pt" style:font-weight-asian="bold" style:font-size-complex="18pt"/>
    </style:style>
    <style:style style:name="T1" style:family="text">
      <style:text-properties fo:color="#000000" style:font-name="Times" fo:font-size="12pt" style:font-size-asian="12pt"/>
    </style:style>
    <style:style style:name="T2" style:family="text">
      <style:text-properties fo:color="#000000" style:font-name="Times" fo:font-size="12pt" fo:font-style="italic" style:font-size-asian="12pt" style:font-style-asian="italic"/>
    </style:style>
    <style:style style:name="T3" style:family="text">
      <style:text-properties fo:color="#000000" style:font-name="Times" fo:font-size="12pt" fo:font-style="italic" style:font-size-asian="12pt" style:font-style-asian="italic" style:font-style-complex="italic"/>
    </style:style>
    <style:style style:name="T4" style:family="text">
      <style:text-properties fo:color="#000000" style:font-name="Times" fo:font-size="12pt" fo:font-weight="bold" style:font-size-asian="12pt" style:font-weight-asian="bold"/>
    </style:style>
    <style:style style:name="T5" style:family="text">
      <style:text-properties fo:color="#000000" style:font-name="Times" fo:font-size="14pt" fo:font-weight="bold" style:font-size-asian="14pt" style:font-weight-asian="bold"/>
    </style:style>
    <style:style style:name="T6" style:family="text">
      <style:text-properties fo:color="#000000" style:font-name="Times" fo:font-size="14pt" fo:font-weight="bold" style:font-size-asian="12pt" style:font-weight-asian="bold"/>
    </style:style>
    <style:style style:name="T7" style:family="text">
      <style:text-properties fo:color="#000000" style:font-name="Times" fo:font-size="10pt" fo:font-weight="bold" style:font-size-asian="10pt" style:font-weight-asian="bold"/>
    </style:style>
    <style:style style:name="T8" style:family="text">
      <style:text-properties fo:color="#000000" style:font-name="Courier" fo:font-size="12pt" style:font-size-asian="12pt"/>
    </style:style>
    <style:style style:name="T9" style:family="text">
      <style:text-properties fo:color="#000000" style:font-name="Courier" fo:font-size="12pt" fo:font-weight="bold" style:font-size-asian="12pt" style:font-weight-asian="bold"/>
    </style:style>
    <style:style style:name="T10" style:family="text">
      <style:text-properties fo:color="#000000" style:font-name="Courier" fo:font-size="12pt" fo:font-weight="bold" style:font-size-asian="12pt" style:font-weight-asian="bold" style:font-weight-complex="bold"/>
    </style:style>
    <style:style style:name="T11" style:family="text">
      <style:text-properties fo:color="#000000" style:font-name="Courier 10 Pitch" fo:font-size="12pt" style:font-size-asian="12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font-name="Courier"/>
    </style:style>
    <style:style style:name="fr1" style:family="graphic" style:parent-style-name="Frame">
      <style:graphic-properties style:wrap="none"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format="1"/>
      <text:list-level-style-number text:level="2" style:num-format="1" text:start-value="0"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format="1"/>
      <text:list-level-style-number text:level="2" style:num-format="1" text:start-value="0"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format="1"/>
      <text:list-level-style-number text:level="2" style:num-format="1" text:start-value="0"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format="1" text:start-value="0"/>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format="1"/>
      <text:list-level-style-number text:level="2" style:num-format="1" text:start-value="0"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SLOSS User’s Manual</text:p>
      <text:p text:style-name="P7">Version 2.0</text:p>
      <text:p text:style-name="P6">January 18, 2009</text:p>
      <text:section text:style-name="Sect1" text:name="Section1">
        <text:list text:style-name="L1">
          <text:list-header>
            <text:p text:style-name="P35">1. General Description</text:p>
          </text:list-header>
        </text:list>
        <text:p text:style-name="P10">USLOSS (Unix Software Library for Operating System Simulation) is a library that simulates <text:s/>a simple computer system. <text:s text:c="2"/>USLOSS allows students to experiment with low-level systems programming concepts such as interrupt handing, device drivers, and process scheduling. USLOSS is written in the C programming language to allow fast execution and easy debugging of student programs.</text:p>
        <text:p text:style-name="P14">USLOSS implements a single-core CPU with user and kernel modes, a high-level context-switch facility to allow easy switching between processes, <text:s/>interrupts, a memory-management unit (MMU) that allows for virtual addressing and virtual memory, and the following devices: <text:s/>a periodic clock interrupt, a count-down timer device, a system call (syscall) facility, four user terminals, and two disk storage devices.</text:p>
        <text:list text:style-name="L2">
          <text:list-header>
            <text:p text:style-name="P38">2. Installing USLOSS</text:p>
          </text:list-header>
        </text:list>
        <text:p text:style-name="Body"><text:span text:style-name="T1">Untar the USLOSS tarball, e.g. </text:span><text:span text:style-name="T11">tar </text:span><text:span text:style-name="Code">xvzf</text:span><text:span text:style-name="T11"> usloss.tgz. </text:span></text:p>
        <text:p text:style-name="Body">Change directory to <text:span text:style-name="Code">usloss/src</text:span> and type <text:span text:style-name="Code">make install</text:span>. By default this will install the binaries <text:span text:style-name="Code">pterm</text:span> and <text:span text:style-name="Code">makedisk</text:span> in <text:span text:style-name="Code">./build/bin</text:span>, the library <text:span text:style-name="Code">libusloss.a</text:span><text:span text:style-name="T12"> </text:span>in <text:span text:style-name="Code">./build/lib</text:span><text:span text:style-name="T12">, </text:span><text:span text:style-name="T13">and the header file</text:span><text:span text:style-name="T12"> </text:span><text:span text:style-name="Code">usloss.h</text:span><text:span text:style-name="T12"> </text:span><text:span text:style-name="T13">in</text:span><text:span text:style-name="T12"> </text:span><text:span text:style-name="Code"><text:span text:style-name="T13">./build/include</text:span></text:span><text:span text:style-name="T12">. </text:span>Edit the <text:span text:style-name="Code">Makefile</text:span> to change these. </text:p>
        <text:p text:style-name="Body"><text:span text:style-name="T1">The next step is to write a C program that uses USLOSS (referred to as the operating system, or OS). All source files must include the file </text:span><text:span text:style-name="Code">usloss.h</text:span><text:span text:style-name="T1">. USLOSS defines </text:span><text:span text:style-name="T8">main</text:span><text:span text:style-name="T1"> and will invoke the routine <text:s/></text:span><text:span text:style-name="T8">startup </text:span>after USLOSS is initialized<text:span text:style-name="T1">. <text:s/>The OS must therefore define </text:span><text:span text:style-name="Code">startup</text:span><text:span text:style-name="T1">. Similarly, the OS must provide a </text:span><text:span text:style-name="Code">finish</text:span><text:span text:style-name="T1"> routine that is invoked by USLOSS when it shuts down (this is used primarily for debugging and is discussed later). </text:span></text:p>
        <text:p text:style-name="P14">Once the C program has been written, you should create a Makefile to handle compilation. When compiling a source file, use a command of the form:</text:p>
        <text:p text:style-name="P16"><text:span text:style-name="Code">gcc $(CFLAGS) -c -I&lt;usloss&gt;/build/include osfile.c</text:span></text:p>
        <text:p text:style-name="Body"><text:span text:style-name="T1">The </text:span><text:span text:style-name="Bold"><text:span text:style-name="T4">-I</text:span></text:span><text:span text:style-name="T1"> option will allow the compiler to find </text:span><text:span text:style-name="Code">usloss.h </text:span><text:span text:style-name="Default_20_Paragraph_20_Font">(</text:span><text:span text:style-name="Code">&lt;usloss&gt;</text:span><text:span text:style-name="Default_20_Paragraph_20_Font"> is the pathname of the USLOSS source directory)</text:span><text:span text:style-name="Default_20_Paragraph_20_Font"><text:span text:style-name="T1"> </text:span></text:span><text:span text:style-name="T1">To create the executable file, use a command of the form:</text:span></text:p>
        <text:p text:style-name="P16"><text:span text:style-name="Code">gcc $(CFLAGS) -o os -L&lt;usloss_&gt;/build/lib osfile.o -lusloss</text:span></text:p>
        <text:p text:style-name="Body"><text:span text:style-name="T1"><text:s/>This will create an executable called </text:span><text:span text:style-name="Code">os</text:span><text:span text:style-name="T1">, augmented by the routines in </text:span><text:span text:style-name="Code"><text:span text:style-name="T13">osfile.c</text:span></text:span><text:span text:style-name="T1">. </text:span></text:p>
        <text:p text:style-name="P12"><text:span text:style-name="T1">The resulting executable is run just like any other compiled C program. If it is compiled with the </text:span><text:soft-page-break/><text:span text:style-name="Bold"><text:span text:style-name="T4">-g </text:span></text:span><text:span text:style-name="T1">option, then a standard C debugger such as </text:span><text:span text:style-name="Bold"><text:span text:style-name="T4">gdb</text:span></text:span><text:span text:style-name="T1"> can be used for debugging (see Section 6). </text:span></text:p>
        <text:list text:style-name="L3">
          <text:list-header>
            <text:p text:style-name="P39">3. Processor Features</text:p>
          </text:list-header>
        </text:list>
        <text:p text:style-name="P10">USLOSS simulates a simple single-core CPU, providing kernel/user modes, interrupts, and simple context-switch support.</text:p>
      </text:section>
      <text:section text:style-name="Sect1" text:name="Section2">
        <text:list text:style-name="L4">
          <text:list-header>
            <text:p text:style-name="P40">3.1 CPU Modes</text:p>
          </text:list-header>
        </text:list>
        <text:p text:style-name="P9"><text:span text:style-name="T1">The CPU has two modes of operation: </text:span><text:span text:style-name="T3">kernel</text:span><text:span text:style-name="T1"> and </text:span><text:span text:style-name="T3">user</text:span><text:span text:style-name="T1">. Kernel mode is <text:s/>privileged, in which all USLOSS operations can be invoked. User mode cannot access hardware devices nor invoke <text:s text:c="2"/>certain USLOSS operations; doing so will cause an illegal instruction exception, which in turn will cause USLOSS to dump core. For a complete list of which operations are disallowed while in the user mode, see the command summary at the end of this manual. USLOSS starts up in kernel mode; to switch to user mode the OS must change the mode bit in the processor status register (see Section 3.4 ).</text:span></text:p>
        <text:list text:style-name="L5">
          <text:list-header>
            <text:p text:style-name="P42">3.2 Interrupts</text:p>
          </text:list-header>
        </text:list>
        <text:p text:style-name="P9"><text:span text:style-name="T1">The interface to the USLOSS interrupt system consists of an interrupt vector and two functions. When an interrupt occurs, USLOSS switches to kernel mode, disables interrupts, and calls the appropriate routine stored in the interrupt vector. Six different types of interrupts/devices are simulated (symbolic constants are shown in parentheses): clock (</text:span><text:span text:style-name="Code">USLOSS_CLOCK_INT </text:span>and<text:span text:style-name="Code"> <text:s/>USLOSS_CLOCK_DEV</text:span><text:span text:style-name="T1">), count-down timer (</text:span><text:span text:style-name="Code">USLOSS_ALARM_INT </text:span>and<text:span text:style-name="Code"> USLOSS_ALARM_DEV</text:span><text:span text:style-name="T1">), terminal (</text:span><text:span text:style-name="Code">USLOSS_TERM_INT </text:span>and<text:span text:style-name="Code"> USLOSS_TERM_DEV</text:span><text:span text:style-name="T1">), system call (</text:span><text:span text:style-name="Code">USLOSS_SYSCALL_INT</text:span><text:span text:style-name="T1">), disk (</text:span><text:span text:style-name="Code">USLOSS_DISK_INT </text:span>and<text:span text:style-name="Code"> USLOSS_DISK_DEV</text:span><text:span text:style-name="T1">), and memory-management unit (</text:span><text:span text:style-name="Code">USLOSS_MMU_INT</text:span><text:span text:style-name="T1">). See Section 4 for a detailed description the device interrupts, Section 3.3 for a description of system calls, and Section 5 for a description of the MMU.</text:span></text:p>
        <text:p text:style-name="P14">To handle the various interrupts, the OS must fill in the interrupt vector with the addresses of the interrupt handlers. The vector declared as a global array in USLOSS (<text:span text:style-name="Code">USLOSS_IntVec</text:span>), and is simply referenced by name. The symbolic constants for the devices are designed to be used as indexes when initializing the table. For example, to install an interrupt handler for the clock interrupt, the following statement could be used:</text:p>
        <text:p text:style-name="P25"><text:span text:style-name="T8">USLOSS_IntVec[USLOSS_CLOCK_INT] = clock_handler</text:span><text:span text:style-name="T1">;</text:span></text:p>
        <text:p text:style-name="P12"><text:span text:style-name="T1">Thereafter, </text:span><text:span text:style-name="T8">clock_handler </text:span>will be invoked<text:span text:style-name="T8"> </text:span><text:span text:style-name="T1">whenever a clock interrupt occurs. <text:s/>If an interrupt occurs and the interrupt vector for that type of interrupt has not been initialized, it will generally cause the simulator print an error message and dump core. </text:span><text:span text:style-name="T3">Always initialize the interrupt vector before enabling interrupts</text:span><text:span text:style-name="T1">. Interrupts are disabled when </text:span><text:span text:style-name="T8">startup</text:span><text:span text:style-name="T1"> is invoked, providing an opportunity to initialize the interrupt vector. The interrupts can subsequently be enabled by setting the </text:span><text:span text:style-name="T3">current interrupt enable</text:span><text:span text:style-name="T8"> </text:span><text:span text:style-name="T1">bit in the processor status register (see Section 3.4).</text:span></text:p>
        <text:p text:style-name="P14">Interrupt handlers are passed two parameters. The first parameter indicates the type of <text:s/>interrupt, <text:soft-page-break/>allowing the same handler to handle more than one type of interrupt, if desired. The second parameter varies depending on the type of interrupt. Generally, an interrupt <text:s/>handler takes some action and then returns, allowing execution to resume at the point where it was interrupted. In some cases, however, the interrupt handler may execute a context switch, in which case the current machine state is saved and execution is resumed at another point. An interrupt handler that invokes a context switch must be carefully written, as the state of the OS after the switch will almost certainly be different than the state before. </text:p>
        <text:list text:style-name="L6">
          <text:list-header>
            <text:p text:style-name="P43">3.3 <text:bookmark-start text:name="X31918"/>S<text:bookmark-end text:name="X31918"/>ystem Calls</text:p>
          </text:list-header>
        </text:list>
        <text:p text:style-name="P9"><text:span text:style-name="T1">USLOSS treats system calls as a form of interrupt, routing them through the interrupt vector. The function pointed to by </text:span><text:span text:style-name="Code">USLOSS_IntVec[USLOSS_SYSCALL_INT]</text:span><text:span text:style-name="T1"> is invoked each time <text:s/></text:span><text:span text:style-name="Code">USLOSS_Syscall</text:span><text:span text:style-name="T1"> is called. The handler resembles an interrupt handler: USLOSS switches to kernel mode, disables interrupts, and invokes the system call handler with two parameters. The first parameter contains the interrupt number (</text:span><text:span text:style-name="Code">USLOSS_SYSCALL_INT</text:span><text:span text:style-name="T1">), which will probably be of little interest. The second parameter is the parameter passed to <text:s/></text:span><text:span text:style-name="Code">USLOSS_Syscall, </text:span>which is typically<text:span text:style-name="Code"> </text:span><text:span text:style-name="T1">a pointer to a structure or array containing such information as the syscall number and any other arguments the syscall requires. </text:span></text:p>
        <text:list text:style-name="L7">
          <text:list-header>
            <text:p text:style-name="P44">3.4 <text:bookmark-start text:name="X33531"/>Processor Status Register (PSR)<text:bookmark-end text:name="X33531"/></text:p>
          </text:list-header>
        </text:list>
        <text:p text:style-name="P10">The state of the USLOSS processor is stored in the Processor Status Register (PSR). The bits in the PSR indicate the kernel mode and the state of the interrupts.</text:p>
        <text:p text:style-name="P20"><draw:frame draw:style-name="fr1" draw:name="Frame1" text:anchor-type="paragraph" svg:x="0in" svg:y="0in" svg:width="6in" svg:height="1.9299in" draw:z-index="0"><draw:text-box><text:p text:style-name="P1"><draw:frame draw:style-name="fr2" draw:name="graphics1" text:anchor-type="as-char" svg:width="6in" svg:height="1.9299in" draw:z-index="1"><draw:image xlink:href="Pictures/2000012F0000593200001CBB38DD9144.svm" xlink:type="simple" xlink:show="embed" xlink:actuate="onLoad"/></draw:frame></text:p></draw:text-box></draw:frame><text:span text:style-name="T1"> The </text:span><text:span text:style-name="T3">current mode bit</text:span><text:span text:style-name="T1"> is 1 if the processor is in kernel mode, and 0 otherwise. The </text:span><text:span text:style-name="T3">current interrupt enable bit</text:span><text:span text:style-name="T1"> is 1 if interrupts are enabled, and 0 otherwise. When an interrupt occurs the processor saves the current mode and interrupt enable bits into the “previous” bits. When the interrupt handler returns the current bits are restored from the previous bits. Thus an interrupt handler can determine which mode the processor was in prior to the interrupt by looking at the </text:span><text:span text:style-name="T3">previous mode bit</text:span><text:span text:style-name="T1">. Changing either of the “previous” bits in the interrupt handler changes the value of the “current” bits when the interrupt handler returns. Changing the “current” bits causes the mode and/or interrupt enable to change immediately. The PSR is accessed via </text:span><text:span text:style-name="Code">USLOSS_PsrSet</text:span><text:span text:style-name="T1"> and </text:span><text:span text:style-name="Code">USLOSS_PsrGet</text:span><text:span text:style-name="T1">. Macros are defined in </text:span><text:span text:style-name="Emphasis"><text:span text:style-name="T2">usloss.h</text:span></text:span><text:span text:style-name="T1"> for the OS to use in accessing the PSR bits. </text:span></text:p>
        <text:p text:style-name="Heading"><text:soft-page-break/>3.5 Process Support</text:p>
        <text:p text:style-name="P9"><text:span text:style-name="T1">USLOSS provides a context-switch mechanism for switching between processes. The context of each process is stored in a structure of type </text:span><text:span text:style-name="Code">USLOSS_Context</text:span><text:span text:style-name="T1"> (include </text:span><text:span text:style-name="Emphasis"><text:span text:style-name="T2">usloss.h </text:span></text:span><text:span text:style-name="T1">for the definition). The internals of a </text:span><text:span text:style-name="Code">USLOSS_Context</text:span><text:span text:style-name="T1"> structure should not be directly modified by the OS; only </text:span><text:span text:style-name="Code">USLOSS_ContextInit</text:span><text:span text:style-name="T1"> and </text:span><text:span text:style-name="T8">USLOSS_ContextSwitch</text:span><text:span text:style-name="T1"> may do so. Also, each process must have its own stack and own context. The OS can share code between processes, but not stacks or contexts.</text:span></text:p>
        <text:p text:style-name="P12"><text:span text:style-name="T1">Prior to creating a new process the OS must first allocate an unused </text:span><text:span text:style-name="Code">USLOSS_Context</text:span><text:span text:style-name="T1">. The OS can allocate the structure statically (as part of a global variable or array) or dynamically (using </text:span><text:span text:style-name="T8">malloc</text:span><text:span text:style-name="T1">). Typically, the OS will embed the <text:s/></text:span><text:span text:style-name="Code">USLOSS_Context</text:span> as a field in a process control block (PCB). </text:p>
        <text:p text:style-name="Heading">3.5.1 Initializing a Context</text:p>
        <text:p text:style-name="P31">USLOSS_ContextInit(USLOSS_Context *context, unsigned int psr, void *stack, int stackSize, void(*func))</text:p>
        <text:p text:style-name="P24"><text:span text:style-name="T1">The </text:span><text:span text:style-name="Code">context</text:span><text:span text:style-name="T1"> parameter is the context structure to be initialized. The </text:span><text:span text:style-name="Code">psr</text:span><text:span text:style-name="T1"> is the initial PSR for the process (see Section 3.4). The </text:span><text:span text:style-name="Code">func</text:span><text:span text:style-name="T1"> is the address of the initial function the process is to execute. The </text:span><text:span text:style-name="Code">stack</text:span><text:span text:style-name="T1"> and </text:span><text:span text:style-name="Code">stackSize</text:span><text:span text:style-name="T1"> define the stack for the process; <text:s/>the stack can be allocated either statically (global variable) or dynamically (</text:span><text:span text:style-name="T8">malloc</text:span><text:span text:style-name="T1">). The stack size depends upon the complexity of the process (i.e., the depth of the procedure call nesting and size of local variable declarations), but the stack must be at least of size </text:span><text:span text:style-name="T8">USLOSS_MIN_STACK</text:span><text:span text:style-name="T1">, as defined in </text:span><text:span text:style-name="Emphasis"><text:span text:style-name="T2">usloss.h. </text:span></text:span><text:span text:style-name="T1"><text:s/>Note that </text:span><text:span text:style-name="T8">USLOSS_ContextInit</text:span><text:span text:style-name="T1"> will only initialize the context for the new process; to actually begin executing the process the OS must call </text:span><text:span text:style-name="T8">USLOSS_ContextSwitch</text:span><text:span text:style-name="T1">. </text:span></text:p>
        <text:p text:style-name="Body"><text:span text:style-name="T1">The function specified by </text:span><text:span text:style-name="Code">func</text:span><text:span text:style-name="T1"> must never return, otherwise the stack will underflow. USLOSS will catch this and dump core, but the OS should use a standard wrapper function as the initial function for each process. The wrapper invokes the real initial function for the process and <text:s/>does something more civilized than dump core if the function returns (perhaps it could print a warning message and call </text:span><text:span text:style-name="Code">halt</text:span><text:span text:style-name="T1">). <text:s/>Note that USLOSS is being polite; a real CPU will likely crash if a stack underflows. </text:span></text:p>
        <text:p text:style-name="P12"><text:span text:style-name="T1">There is an important caveat concerning the creation of new contexts via </text:span><text:span text:style-name="T8">USLOSS_ContextInit</text:span><text:span text:style-name="T1">. When the OS calls </text:span><text:span text:style-name="T8">USLOSS_ContextSwitch</text:span><text:span text:style-name="T1"> for the first time with a new context, USLOSS will jump directly from inside </text:span><text:span text:style-name="T8">USLOSS_ContextSwitch</text:span><text:span text:style-name="T1"> to the starting function of the new process. Any code that follows the call to </text:span><text:span text:style-name="T8">USLOSS_ContextSwitch </text:span>will not be executed in the context of the new process.</text:p>
        <text:p text:style-name="Heading"><text:span text:style-name="T5">3.5.2 </text:span>Switching Contexts</text:p>
        <text:p text:style-name="P32">USLOSS_ContextSwitch(USLOSS_Context*old_context,USLOSS_Context *new_context)</text:p>
        <text:p text:style-name="Body"><text:soft-page-break/>This function performs<text:span text:style-name="T1"> a context switch, where </text:span><text:span text:style-name="T8">old_context</text:span><text:span text:style-name="T1"> is a pointer to a context structure in which the state of the currently running process is to be stored, and </text:span><text:span text:style-name="T8">new_context</text:span><text:span text:style-name="T1"> is a pointer to a context structure containing the state of the new process to be run. The </text:span><text:span text:style-name="T8">USLOSS_ContextSwitch</text:span><text:span text:style-name="T1"> routine will save the currently running process in the old context, including the PSR, and switch to the process stored in the new context. If the OS doesn’t want to save the current context (e.g. it's starting the first process), then uit should pass </text:span><text:span text:style-name="T8">NULL</text:span><text:span text:style-name="T1"> as the value of </text:span><text:span text:style-name="T8">old_context</text:span><text:span text:style-name="T1">. </text:span></text:p>
        <text:p text:style-name="P30"/>
      </text:section>
      <text:section text:style-name="Sect1" text:name="Section3">
        <text:p text:style-name="Heading"><text:span text:style-name="T6">4. </text:span><text:span text:style-name="T5">Devices</text:span></text:p>
        <text:p text:style-name="Body"><text:span text:style-name="T1">USLOSS supports several device types: clock, alarm, terminal, and disk. Devices are read using </text:span><text:span text:style-name="Code">USLOSS_DeviceInput</text:span><text:span text:style-name="T1"> and written using </text:span><text:span text:style-name="Code">USLOSS_DeviceOutput</text:span><text:span text:style-name="T1">. </text:span></text:p>
        <text:p text:style-name="P33">4.1 Clock Device</text:p>
      </text:section>
      <text:section text:style-name="Sect1" text:name="Section4">
        <text:p text:style-name="P18"><text:span text:style-name="T1">The clock device invokes the function in </text:span><text:span text:style-name="T8">USLOSS_IntVec[USLOSS_CLOCK_INT] </text:span><text:span text:style-name="T1">at regular intervals, the length of which is determined by the resolution of the virtual timer provided by platform on which USLOSS runs. On </text:span><text:span text:style-name="Emphasis"><text:span text:style-name="T2">lectura</text:span></text:span><text:span text:style-name="T1">, this interval is approximately 20 milliseconds, or one fiftieth of a second, and is defined in </text:span><text:span text:style-name="Code">USLOSS_CLOCK_MS</text:span><text:span text:style-name="T1">. It should be noted that this clock interrupt is both far more infrequent and irregular than the one that would be provided by a real CPU; nevertheless, it is sufficient to implement multiprogramming and time slicing, as the code should be written in such a way as to be independent of the frequency of clock interrupts. </text:span></text:p>
        <text:list text:style-name="L8">
          <text:list-header>
            <text:p text:style-name="P47">4.2 Alarm Device</text:p>
          </text:list-header>
        </text:list>
        <text:p text:style-name="Body">The alarm device is a count-down timer intended primarily for debugging purposes. <text:s/>It may be set by the OS to send an interrupt a given number of clock ticks in the future. The alarm is set by calling <text:span text:style-name="Code">USLOSS_DeviceOutput(USLOSS_ALARM_DEV, 0, n)</text:span>, where <text:span text:style-name="Code">n</text:span> is a number between 1 and 255. The alarm interrupt arrives in between interrupts from the regular clock, so synchronization between the two is unnecessary. Several outstanding alarm interrupts may be scheduled at a time. When an alarm interrupt occurs, the function pointed to by <text:span text:style-name="Code">USLOSS_IntVec[USLOSS_ALARM_INT]</text:span> is called.</text:p>
        <text:list text:style-name="L9">
          <text:list-header>
            <text:p text:style-name="P41"><text:span text:style-name="T5">4.3 </text:span>Terminal<text:span text:style-name="T5"> Devices</text:span></text:p>
          </text:list-header>
        </text:list>
        <text:p text:style-name="Body"><text:span text:style-name="T1">USLOSS supports four terminal devices that share a single interrupt (</text:span>USLOSS_TERM_INT<text:span text:style-name="T1">). Each terminal has a 16-bit status register and a 16-bit control register accessed via </text:span><text:span text:style-name="T8">USLOSS_DeviceInput</text:span><text:span text:style-name="T1"> and </text:span><text:span text:style-name="T8">USLOSS_DeviceOutput</text:span><text:span text:style-name="T1">, respectively. An interrupt is generated each time there is a change in the contents of a status register, provided it is not masked by the interrupt mask in the corresponding control register, as described below. When an interrupt is generated the routine pointed to by </text:span><text:span text:style-name="T8">USLOSS_IntVec[USLOSS_TERM_INT]</text:span><text:span text:style-name="T1"> is called. The second parameter passed to the interrupt handler is the unit number of the terminal whose status changed (the terminals are numbered 0-3). The terminal’s status register should be </text:span><text:soft-page-break/><text:span text:style-name="T1">read immediately using <text:s/></text:span><text:span text:style-name="T8">USLOSS_DeviceInput(USLOSS_TERM_DEV,unit,&amp;status)</text:span><text:span text:style-name="T1">, where </text:span><text:span text:style-name="T8">unit</text:span><text:span text:style-name="T1"> indicates which terminal's status register to read, and </text:span><text:span text:style-name="T8">status</text:span><text:span text:style-name="T1"> is the location in which to return the status. The contents of the status register are shown in the following illustration. Macros are provided in </text:span><text:span text:style-name="Emphasis"><text:span text:style-name="T2">usloss.h</text:span></text:span><text:span text:style-name="T1"> to extract the fields of the status register. The </text:span><text:span text:style-name="T3">xmit status</text:span><text:span text:style-name="T1"> field indicates the status of the terminal’s transmit capability, while the </text:span><text:span text:style-name="T3">recv status</text:span><text:span text:style-name="T1"> field indicates its receive capability. The values for these status fields can be one of </text:span><text:span text:style-name="T8">USLOSS_DEV_READY</text:span><text:span text:style-name="T1">, </text:span><text:span text:style-name="T8">USLOSS_DEV_BUSY</text:span><text:span text:style-name="T1">, or </text:span><text:span text:style-name="T8">USLOSS_DEV_ERROR</text:span><text:span text:style-name="T1">, as defined in </text:span><text:span text:style-name="Emphasis"><text:span text:style-name="T2">usloss.h</text:span></text:span><text:span text:style-name="T1">. If the receive status is </text:span><text:span text:style-name="T8">USLOSS_DEV_BUSY</text:span><text:span text:style-name="T1">, then a character has been received on the terminal and is stored in the </text:span><text:span text:style-name="T3">character</text:span><text:span text:style-name="T1"> field of the status register. A status of </text:span><text:span text:style-name="T8">USLOSS_DEV_READY</text:span><text:span text:style-name="T1"> means that no character has been received, while a status of </text:span><text:span text:style-name="T8">USLOSS_DEV_ERROR</text:span><text:span text:style-name="T1"> indicates a problem. Each terminal has space to store only a single character, so a failure to read the status register immediately upon receipt of a terminal interrupt may result in the loss of the character when another character is received. The interval between character arrival is at least as long as the interval between clock ticks, so there should be plenty of time to respond to a terminal interrupt.</text:span></text:p>
        <text:p text:style-name="P21"><draw:frame draw:style-name="fr1" draw:name="Frame2" text:anchor-type="paragraph" svg:x="0in" svg:y="0in" svg:width="6in" svg:height="1.6598in" draw:z-index="3"><draw:text-box><text:p text:style-name="P1"><draw:frame draw:style-name="fr2" draw:name="graphics2" text:anchor-type="as-char" svg:width="6in" svg:height="1.6598in" draw:z-index="4"><draw:image xlink:href="Pictures/200000DA00005932000018B4F9549D23.svm" xlink:type="simple" xlink:show="embed" xlink:actuate="onLoad"/></draw:frame></text:p></draw:text-box></draw:frame><draw:frame draw:style-name="fr1" draw:name="Frame3" text:anchor-type="paragraph" svg:x="0in" svg:y="0in" svg:width="6in" svg:height="2.3098in" draw:z-index="2"><draw:text-box><text:p text:style-name="P22"><draw:frame draw:style-name="fr3" draw:name="graphics3" text:anchor-type="as-char" svg:y="-2.05in" svg:width="6in" style:rel-width="100%" svg:height="2.0799in" draw:z-index="6"><draw:image xlink:href="Pictures/200001170000593200002250AAB6B53A.svm" xlink:type="simple" xlink:show="embed" xlink:actuate="onLoad"/></draw:frame></text:p></draw:text-box></draw:frame></text:p>
        <text:p text:style-name="P21"><draw:frame draw:style-name="fr4" draw:name="graphics6" text:anchor-type="as-char" svg:y="-2.05in" svg:width="6.002in" style:rel-width="92%" svg:height="2.0799in" draw:z-index="7"><draw:image xlink:href="Pictures/200001170000593200002250AAB6B53A.svm" xlink:type="simple" xlink:show="embed" xlink:actuate="onLoad"/></draw:frame></text:p>
        <text:p text:style-name="P12"><text:span text:style-name="T1">Sending a character is somewhat more difficult than receiving one. To send a character the OS must first ensure that the terminal is ready to send a character, as indicated by the </text:span><text:span text:style-name="T3">xmit status</text:span><text:span text:style-name="T1"> in its status register. A status of </text:span><text:span text:style-name="T8">USLOSS_DEV_READY</text:span><text:span text:style-name="T1"> means it’s ok to send a character, whereas </text:span><text:soft-page-break/><text:span text:style-name="T1">as a status of </text:span><text:span text:style-name="T8">USLOSS_DEV_BUSY</text:span><text:span text:style-name="T1"> means it is not. If you try to send a character while the terminal is busy, the character will be lost. Characters are sent by writing them to the terminal’s control register via </text:span><text:span text:style-name="T8">USLOSS_DeviceOutput(USLOSS_TERM_DEV,unit,control)</text:span><text:span text:style-name="T1">, where </text:span><text:span text:style-name="T8">unit</text:span><text:span text:style-name="T1"> is the unit number of the terminal to be written, and </text:span><text:span text:style-name="T8">control</text:span><text:span text:style-name="T1"> is the value to write to the control register. The format of a control register is shown in the following diagram. To send a character, put the character value into the </text:span><text:span text:style-name="T3">character</text:span><text:span text:style-name="T1"> field of the control register, and set the </text:span><text:span text:style-name="T3">send char</text:span><text:span text:style-name="T1"> bit of the register. If the </text:span><text:span text:style-name="T3">send char</text:span><text:span text:style-name="T1"> bit is not set, the character will not be sent. Characters can be sent at a maximum rate of one per clock tick.</text:span></text:p>
        <text:p text:style-name="P14">The remaining two bits of the register consist of an interrupt mask for the terminal. If the <text:span text:style-name="T12">xmit int enable bit</text:span> is set, the terminal will generate an interrupt when its transmit status changes, otherwise it won’t. Similarly, if <text:span text:style-name="T12">recv int enable</text:span> is set, the terminal will generate an interrupt when its receive status changes. If the OS doesn't want either of these interrupts, then it shouldn't set the bits in the control registers. In general, the OS should set the <text:span text:style-name="T12">recv int enable</text:span> bit for all of the terminals and just leave them on as a receive interrupt will only be generated when a character is received. The OS should only set the <text:span text:style-name="T12">xmit int enable</text:span> bit when it has characters to transmit on that terminal, otherwise it will get a lot of spurious transmit interrupts that aren’t useful. </text:p>
        <text:p text:style-name="P12"><text:span text:style-name="T1">There are macros in </text:span><text:span text:style-name="T8">usloss.h</text:span><text:span text:style-name="T1"> to help the OS access the fields in the status and control registers. You should note that it is possible for a single interrupt to signify both the reception and transmission of a character on a terminal.</text:span></text:p>
        <text:p text:style-name="P37">4.3.1 Terminal Files</text:p>
        <text:p text:style-name="P12"><text:span text:style-name="T1">The four terminal devices read their input from the files </text:span><text:span text:style-name="Emphasis"><text:span text:style-name="T2">term0.in</text:span></text:span><text:span text:style-name="T1">, </text:span><text:span text:style-name="Emphasis"><text:span text:style-name="T2">term1.in</text:span></text:span><text:span text:style-name="T1">, </text:span><text:span text:style-name="Emphasis"><text:span text:style-name="T2">term2.in</text:span></text:span><text:span text:style-name="T1">, and </text:span><text:span text:style-name="Emphasis"><text:span text:style-name="T2">term3.in</text:span></text:span><text:span text:style-name="T1">. These files must also reside in the directory in which USLOSS is being executed. If a terminal input file is not present, no input will be received from the corresponding terminal. The terminal input files should be created manually using a text editor. Terminal output is written to the files </text:span><text:span text:style-name="Emphasis"><text:span text:style-name="T2">term0.out</text:span></text:span><text:span text:style-name="T1">, </text:span><text:span text:style-name="Emphasis"><text:span text:style-name="T2">term1.out</text:span></text:span><text:span text:style-name="T1">, </text:span><text:span text:style-name="Emphasis"><text:span text:style-name="T2">term2.out</text:span></text:span><text:span text:style-name="T1">, and </text:span><text:span text:style-name="Emphasis"><text:span text:style-name="T2">term3.out</text:span></text:span><text:span text:style-name="T1">.</text:span></text:p>
        <text:p text:style-name="P12"><text:span text:style-name="T1">A utility called </text:span><text:span text:style-name="T8">pterm</text:span><text:span text:style-name="T1"> is provided to allow users to use real terminals with USLOSS. To connect a real terminal with the simulator, users must log in to that terminal and change to the directory in which the simulation is being run. Users should then enter a </text:span><text:span text:style-name="Code">pterm x</text:span><text:span text:style-name="T1"> command, where </text:span><text:span text:style-name="Code">x</text:span><text:span text:style-name="T1"> is the terminal number to connect to. If an input file for that terminal exists, the user is given the choice of removing the file or aborting. The terminal is switched into cbreak input mode, and every character typed on the terminal is sent to the simulator and simultaneously written into the corresponding terminal input file (this will provide a record of what input was typed after the simulation terminates). Characters written to the terminal by the simulator are displayed on the screen. To exit, the user may strike either the interrupt or stop (ctrl-Z) keys, which will cause </text:span><text:span text:style-name="Code">pterm</text:span><text:span text:style-name="T1"> to reset the terminal to normal mode and exit.</text:span></text:p>
        <text:p text:style-name="P14">Normally, characters are read from terminal input files or physical terminals at the maximum rate possible, which is one character from each terminal for every four clock ticks. In some cases, it may be desirable to delay input from one or more terminals for a given interval. This may be accomplished by inserting ‘@’characters in the input files; each ‘@’ character is read by the simulator but does not cause an interrupt and is thus invisible the OS. Each ‘@’ effectively <text:soft-page-break/>delays the next input character from that terminal by four clock ticks.</text:p>
        <text:list text:style-name="L10">
          <text:list-header>
            <text:p text:style-name="P45">4.4 Disk Devices</text:p>
          </text:list-header>
        </text:list>
        <text:p text:style-name="P9"><text:span text:style-name="T1">The disk devices support the following operations: seeking to a given track, and reading and writing a 512-byte sector within the current track. A disk operation is initiated by a call of the form: </text:span><text:span text:style-name="T8">USLOSS_DeviceOutput(USLOSS_DISK_DEV,unit,request)</text:span><text:span text:style-name="T1">, where </text:span><text:span text:style-name="T8">unit</text:span><text:span text:style-name="T1"> is the unit number of the disk to be accessed, and </text:span><text:span text:style-name="T8">request</text:span><text:span text:style-name="T1"> is a pointer to a </text:span><text:span text:style-name="T8">USLOSS_DeviceRequest</text:span><text:span text:style-name="T1"> structure (defined in </text:span><text:span text:style-name="Code">usloss.h</text:span><text:span text:style-name="T1">). This structure has three fields: </text:span><text:span text:style-name="T12">opr</text:span>, <text:span text:style-name="T12">reg1</text:span>, and <text:span text:style-name="T12">reg2</text:span>.</text:p>
        <text:p text:style-name="P12"><text:span text:style-name="T1">The </text:span><text:span text:style-name="T3">opr</text:span><text:span text:style-name="T1"> field must be one of the predefined constants </text:span><text:span text:style-name="T8">USLOSS_DISK_READ</text:span><text:span text:style-name="T1">, </text:span><text:span text:style-name="T8">USLOSS_DISK_WRITE</text:span><text:span text:style-name="T1">, </text:span><text:span text:style-name="T8">USLOSS_DISK_SEEK</text:span><text:span text:style-name="T1">, or </text:span><text:span text:style-name="T8">USLOSS_DISK_TRACKS</text:span><text:span text:style-name="T1">. If </text:span><text:span text:style-name="T12">opr</text:span><text:span text:style-name="T1"> is </text:span><text:span text:style-name="T8">USLOSS_DISK_READ</text:span><text:span text:style-name="T1"> or </text:span><text:span text:style-name="T8">USLOSS_DISK_WRITE</text:span><text:span text:style-name="T1">, then </text:span><text:span text:style-name="T12">reg1</text:span><text:span text:style-name="T1"> should contain the index of the sector to be read or written within the current track, and </text:span><text:span text:style-name="T12">reg2</text:span><text:span text:style-name="T1"> should contain a pointer to a 512-byte buffer into which data from the disk will be read or from which data will be written. <text:s/>Note that each track on the disk has 16 sectors. If </text:span><text:span text:style-name="T12">opr</text:span><text:span text:style-name="T1"> is </text:span><text:span text:style-name="T8">USLOSS_DISK_SEEK</text:span><text:span text:style-name="T1">, then </text:span><text:span text:style-name="T12">reg1</text:span><text:span text:style-name="T1"> must contain the track number to which the disk’s read/write head should be moved. If </text:span><text:span text:style-name="T3">opr</text:span><text:span text:style-name="T1"> is </text:span><text:span text:style-name="T8">USLOSS_DISK_TRACKS</text:span><text:span text:style-name="T1"> then </text:span><text:span text:style-name="T12">reg1</text:span><text:span text:style-name="T1"> must contain a pointer to an integer into which the number of disk tracks will be stored.</text:span></text:p>
        <text:p text:style-name="P12"><text:span text:style-name="T1">After a request has been sent to the disk, further requests are ignored until the requested operation has been completed, at which point the function pointed to by </text:span><text:span text:style-name="T8">USLOSS_IntVec[USLOSS_DISK_INT] </text:span><text:span text:style-name="T1">is called. The status of a disk device may be obtained by an </text:span><text:span text:style-name="T8">USLOSS_DeviceInput(USLOSS_DISK_DEV, unit, &amp;status)</text:span><text:span text:style-name="T1"> operation, which will set </text:span><text:span text:style-name="T8">status</text:span><text:span text:style-name="T1"> to </text:span><text:span text:style-name="T8">USLOSS_DEV_READY</text:span><text:span text:style-name="T1"> if the request completed, </text:span><text:span text:style-name="T8">USLOSS_DEV_BUSY</text:span><text:span text:style-name="T1"> if a request is being processed, or </text:span><text:span text:style-name="T8">USLOSS_DEV_ERROR</text:span><text:span text:style-name="T1"> if the last request caused an error. <text:s/></text:span></text:p>
        <text:list text:style-name="L11">
          <text:list-header>
            <text:p text:style-name="P46">4.4.1 Disk Files</text:p>
          </text:list-header>
        </text:list>
        <text:p text:style-name="P9"><text:span text:style-name="T1">The disk device stores the contents of each simulated disk in a file called </text:span><text:span text:style-name="Emphasis"><text:span text:style-name="T2">diskN</text:span></text:span><text:span text:style-name="T1">, where N is the unit number for the disk. USLOSS supports two disks, unit 0 and unit 1. A disk file is updated immediately upon every change to the disk, so no information will be lost should USLOSS terminate abnormally. USLOSS requires that a disk file contain an even number of complete tracks; otherwise, an error occurs upon startup. A utility called </text:span><text:span text:style-name="T8">makedisk</text:span><text:span text:style-name="Bold"><text:span text:style-name="T4"> </text:span></text:span><text:span text:style-name="T1">is provided to create disk files. Note that this utility is needed only to create a new disk; as long as the disk file is not corrupted, the information is preserved between shutdowns and start- ups of USLOSS.</text:span></text:p>
        <text:p text:style-name="P14"/>
      </text:section>
      <text:section text:style-name="Sect2" text:name="Section5">
        <text:list text:style-name="L12">
          <text:list-header>
            <text:p text:style-name="P36">5. MMU</text:p>
          </text:list-header>
        </text:list>
        <text:p text:style-name="Body">The USLOSS MMU maps virtual pages to physical page frames, allowing different processes to have different virtual address spaces. Due to the limitations of running USLOSS in a UNIX process, it isn’t possible for USLOSS processes to have totally separate address spaces; instead <text:soft-page-break/>the MMU only operates on a single region of the larger shared address space (called the <text:span text:style-name="T12">VM region</text:span>). Accesses outside of the VM region are unaffected by the MMU; accesses inside the VM region are mapped by the MMU to allow processes to see different memory contents. The following diagram illustrates the workings of the MMU:</text:p>
        <text:p text:style-name="Body"><draw:frame draw:style-name="fr2" draw:name="graphics4" text:anchor-type="as-char" svg:width="6.5in" svg:height="3.5098in" draw:z-index="5"><draw:image xlink:href="Pictures/20000372000060A300003431F6D2B9A9.svm" xlink:type="simple" xlink:show="embed" xlink:actuate="onLoad"/></draw:frame></text:p>
        <text:p text:style-name="P11"><text:span text:style-name="T1">The MMU contains a set of </text:span><text:span text:style-name="Emphasis"><text:span text:style-name="T2">mappings, </text:span></text:span><text:span text:style-name="T1">each of which contains a </text:span><text:span text:style-name="Emphasis"><text:span text:style-name="T2">tag</text:span></text:span><text:span text:style-name="T1">, page number, frame number, and two protection bits (read and write). The MMU uses these mappings to convert addresses in the VM region into physical memory addresses. The MMU performs the following four steps when a process accesses the VM region. First, the MMU determines which page within the VM region is being accessed. Second, the MMU finds all mappings whose tag matches the </text:span><text:span text:style-name="Emphasis"><text:span text:style-name="T2">current tag register</text:span></text:span><text:span text:style-name="T1">. Third, the MMU searches the resulting mappings to find one whose page number matches the page that is being accessed. If a mapping is not found after steps 2 and 3 the MMU will generate an MMU interrupt. This causes the interrupt handler associated with the </text:span><text:span text:style-name="Code">USLOSS_MMU_INT</text:span><text:span text:style-name="T1"> interrupt to be invoked, allowing the OS to handle the problem. If a mapping is found, the MMU compares the type of access with the protection bits in the mapping. If the access is allowed the frame number from the mapping and the page offset from the virtual address are combined to form a physical address. If the access violates the page’s protection a </text:span><text:span text:style-name="Code">USLOSS_MMU_INT </text:span><text:span text:style-name="T1">interrupt occurs.</text:span></text:p>
        <text:p text:style-name="P13">The size of the VM region, the physical memory, and the number of mappings in the MMU are all specified when the MMU is configured. Varying the relative sizes of the VM region and the physical memory allow the effectiveness of the OS page replacement algorithm to be measured under different workloads and system configurations. Varying the number of mappings in the MME allows the MMU to function as a single-level page table, or as a translation buffer (TB). The former is achieved by configuring the MMU so that the number of mappings is equal to the number of pages in the VM region. This allows the MMU to hold mappings for all of a process’s <text:soft-page-break/>pages that are currently in memory, so that the lack of a mapping for an accessed page indicates a page fault. If, on the other hand, the MMU is configured so that are fewer mappings than pages in the VM region, the lack of a mapping for a page does not necessarily imply a page fault. The desired page may be in memory, but not mapped by the MMU because there aren’t enough mappings to go around. In this case the OS removes an existing mapping and adds one for the page that is being accessed.</text:p>
        <text:p text:style-name="P11"><text:span text:style-name="T1">The tag functionality of the MMU makes it possible for the MMU to store mappings for several processes. The MMU supports </text:span><text:span text:style-name="T8">USLOSS_MMU_NUM_TAGS</text:span><text:span text:style-name="T1"> different tags, allowing up to </text:span>that<text:span text:style-name="T1"> <text:s/>many different processes to simultaneously have mappings in the MMU. The MMU will not store more than one mapping with a given tag and page, so that the maximum number of mappings that can have the same tag is equal to the number of pages in the VM region. Thus the maximum number of mappings that the MMU can hold is </text:span><text:span text:style-name="T8">USLOSS_MMU_NUM_TAGS</text:span><text:span text:style-name="T1"> multiplied by the number of pages in the VM region. It can, however, be configured to hold fewer as described in the previous paragraph. The advantage of using tags is that a context switch between two processes whose mappings are already loaded in the MMU can be achieved simply by changing the value in the current tag register.</text:span></text:p>
        <text:p text:style-name="Body">Finally, the MMU supports access bits for each physical page frame. A <text:span text:style-name="T12">reference</text:span> <text:span text:style-name="T12">bit</text:span> is set when the frame is either read or written, and a <text:span text:style-name="T12">dirty</text:span> <text:span text:style-name="T12">bit</text:span> is set when the frame is written. These bits can be also be cleared and set in software, allowing the OS to implement a variety of page replacement algorithms.</text:p>
        <text:p text:style-name="P26">5.1 MMU Error Codes</text:p>
        <text:p text:style-name="P8"><text:span text:style-name="T1">Many of MMU interface routines return the following error codes, defined in </text:span><text:span text:style-name="Emphasis"><text:span text:style-name="T2">mmu.h</text:span></text:span><text:span text:style-name="T1">:.</text:span></text:p>
        <table:table table:name="Table1" table:style-name="Table1">
          <table:table-column table:style-name="Table1.A"/>
          <table:table-column table:style-name="Table1.B"/>
          <table:table-row table:style-name="Table1.1">
            <table:table-cell table:style-name="Table1.A1" office:value-type="string">
              <text:p text:style-name="P27"><text:span text:style-name="Bold"><text:span text:style-name="T7">Error Code</text:span></text:span></text:p>
            </table:table-cell>
            <table:table-cell table:style-name="Table1.B1" office:value-type="string">
              <text:p text:style-name="P27"><text:span text:style-name="Bold"><text:span text:style-name="T4">Meaning</text:span></text:span></text:p>
            </table:table-cell>
          </table:table-row>
          <table:table-row table:style-name="Table1.1">
            <table:table-cell table:style-name="Table1.A2" office:value-type="string">
              <text:p text:style-name="P23">USLOSS_MMU_OK</text:p>
            </table:table-cell>
            <table:table-cell table:style-name="Table1.B2" office:value-type="string">
              <text:p text:style-name="P23">No error</text:p>
            </table:table-cell>
          </table:table-row>
          <table:table-row table:style-name="Table1.1">
            <table:table-cell table:style-name="Table1.A2" office:value-type="string">
              <text:p text:style-name="P23">USLOSS_MMU_ERR_OFF</text:p>
            </table:table-cell>
            <table:table-cell table:style-name="Table1.B2" office:value-type="string">
              <text:p text:style-name="P23">MMU has not been initialized</text:p>
            </table:table-cell>
          </table:table-row>
          <table:table-row table:style-name="Table1.1">
            <table:table-cell table:style-name="Table1.A2" office:value-type="string">
              <text:p text:style-name="P23">USLOSS_MMU_ERR_ON</text:p>
            </table:table-cell>
            <table:table-cell table:style-name="Table1.B2" office:value-type="string">
              <text:p text:style-name="P23">MMU has already been initialized</text:p>
            </table:table-cell>
          </table:table-row>
          <table:table-row table:style-name="Table1.1">
            <table:table-cell table:style-name="Table1.A2" office:value-type="string">
              <text:p text:style-name="P23">USLOSS_MMU_ERR_PAGE</text:p>
            </table:table-cell>
            <table:table-cell table:style-name="Table1.B2" office:value-type="string">
              <text:p text:style-name="P23">Invalid page number</text:p>
            </table:table-cell>
          </table:table-row>
          <table:table-row table:style-name="Table1.1">
            <table:table-cell table:style-name="Table1.A2" office:value-type="string">
              <text:p text:style-name="P23">USLOSS_MMU_ERR_FRAME</text:p>
            </table:table-cell>
            <table:table-cell table:style-name="Table1.B2" office:value-type="string">
              <text:p text:style-name="P23">Invalid frame number</text:p>
            </table:table-cell>
          </table:table-row>
          <table:table-row table:style-name="Table1.1">
            <table:table-cell table:style-name="Table1.A2" office:value-type="string">
              <text:p text:style-name="P23">USLOSS_MMU_ERR_PROT</text:p>
            </table:table-cell>
            <table:table-cell table:style-name="Table1.B2" office:value-type="string">
              <text:p text:style-name="P23">Invalid protection</text:p>
            </table:table-cell>
          </table:table-row>
          <table:table-row table:style-name="Table1.1">
            <table:table-cell table:style-name="Table1.A2" office:value-type="string">
              <text:p text:style-name="P23">USLOSS_MMU_ERR_TAG</text:p>
            </table:table-cell>
            <table:table-cell table:style-name="Table1.B2" office:value-type="string">
              <text:p text:style-name="P23">Invalid tag</text:p>
            </table:table-cell>
          </table:table-row>
          <table:table-row table:style-name="Table1.1">
            <table:table-cell table:style-name="Table1.A2" office:value-type="string">
              <text:p text:style-name="P23">USLOSS_MMU_ERR_REMAP</text:p>
            </table:table-cell>
            <table:table-cell table:style-name="Table1.B2" office:value-type="string">
              <text:p text:style-name="P23">Mapping with same tag and page already exists</text:p>
            </table:table-cell>
          </table:table-row>
          <table:table-row table:style-name="Table1.1">
            <table:table-cell table:style-name="Table1.A2" office:value-type="string">
              <text:p text:style-name="P23">USLOSS_MMU_ERR_NOMAP</text:p>
            </table:table-cell>
            <table:table-cell table:style-name="Table1.B2" office:value-type="string">
              <text:p text:style-name="P23">Mapping not found</text:p>
            </table:table-cell>
          </table:table-row>
          <table:table-row table:style-name="Table1.1">
            <table:table-cell table:style-name="Table1.A2" office:value-type="string">
              <text:p text:style-name="P23">USLOSS_MMU_ERR_ACC</text:p>
            </table:table-cell>
            <table:table-cell table:style-name="Table1.B2" office:value-type="string">
              <text:p text:style-name="P23">Invalid access bits</text:p>
            </table:table-cell>
          </table:table-row>
          <table:table-row table:style-name="Table1.1">
            <table:table-cell table:style-name="Table1.A2" office:value-type="string">
              <text:p text:style-name="P23">USLOSS_MMU_ERR_MAPS</text:p>
            </table:table-cell>
            <table:table-cell table:style-name="Table1.B2" office:value-type="string">
              <text:p text:style-name="P23">Too many mappings</text:p>
            </table:table-cell>
          </table:table-row>
        </table:table>
        <text:p text:style-name="Heading">5.2 MMU Routines</text:p>
        <text:p text:style-name="P48">int USLOSS_MmuInit(int numMaps, int numPages, int numFrames)</text:p>
        <text:p text:style-name="Description"><text:span text:style-name="T1">Creates a physical memory containing </text:span><text:span text:style-name="T8">numFrames</text:span><text:span text:style-name="T1"> frames, a VM region containing </text:span><text:span text:style-name="T8">numPages</text:span><text:span text:style-name="T1"> pages, and initializes the MMU to contain </text:span><text:span text:style-name="T8">numMaps</text:span><text:span text:style-name="T1"> mappings. All parameters must be greater than zero, and </text:span><text:span text:style-name="T8">numMaps</text:span><text:span text:style-name="T1"> must be less than or equal to </text:span><text:soft-page-break/><text:span text:style-name="T8">USLOSS_MMU_NUM_TAGS * numPages</text:span><text:span text:style-name="T1">. Initially the MMU has no valid mappings, and the current tag register is 0. Returns a standard MMU error code.</text:span></text:p>
        <text:p text:style-name="P28">int USLOSS_MmuDone(void)</text:p>
        <text:p text:style-name="P19">Releases all the resources associated with the MMU. Subsequent accesses to the VM region will result in a segmentation violation. Returns a standard MMU error code.</text:p>
        <text:p text:style-name="P28">int USLOSS_MmuPageSize(void)</text:p>
        <text:p text:style-name="Description">Returns the size of a page, in bytes.</text:p>
        <text:p text:style-name="P28">void *USLOSS_MmuRegion(int *numPagesPtr)</text:p>
        <text:p text:style-name="Description"><text:span text:style-name="T1">Returns the address of the VM region, and stores the number of pages it contains in *</text:span><text:span text:style-name="T8">numPagesPtr</text:span><text:span text:style-name="T1">. If the MMU has not been initialized this routine will return </text:span><text:span text:style-name="T8">NULL</text:span><text:span text:style-name="T1">. </text:span></text:p>
        <text:p text:style-name="P28">int USLOSS_MmuMap(int tag, int page, int frame, int protection)</text:p>
        <text:p text:style-name="Description"><text:span text:style-name="T1">Stores a mapping in the MMU. </text:span><text:span text:style-name="T8">USLOSS_MMU_ERR_REMAP</text:span><text:span text:style-name="T1"> is returned if a mapping with the same </text:span><text:span text:style-name="T8">tag</text:span><text:span text:style-name="T1"> and </text:span><text:span text:style-name="T8">page</text:span><text:span text:style-name="T1"> already exists. Valid protection values are </text:span><text:span text:style-name="T8">USLOSS_MMU_PROT_NONE</text:span><text:span text:style-name="T1"> (no access), </text:span><text:span text:style-name="T8">USLOSS_MMU_PROT_READ</text:span><text:span text:style-name="T1">, (page is read-only), and </text:span><text:span text:style-name="T8">USLOSS_MMU_PROT_RW</text:span><text:span text:style-name="T1"> (page can be both read and written). Returns a standard MMU error code.</text:span></text:p>
        <text:p text:style-name="P28">int USLOSS_MmuUnmap(int tag, int page)</text:p>
        <text:p text:style-name="Description"><text:span text:style-name="T1">Removes the mapping with the matching </text:span><text:span text:style-name="T8">tag</text:span><text:span text:style-name="T1"> and </text:span><text:span text:style-name="T8">page</text:span><text:span text:style-name="T1">. Subsequent accesses to the page when the current tag is set to </text:span><text:span text:style-name="T8">tag</text:span><text:span text:style-name="T1"> will result in an MMU interrupt. Returns a standard MMU error code.</text:span></text:p>
        <text:p text:style-name="P28">int USLOSS_MmuGetMap(int tag, int page, int *framePtr, int *protPtr)</text:p>
        <text:p text:style-name="Description"><text:span text:style-name="T1">Provides mapping information. If no mapping matches the given tag and page </text:span><text:span text:style-name="Code">USLOSS_MMU_ERR_NOMAP</text:span><text:span text:style-name="T1"> is returned, otherwise the mapping’s frame is stored in </text:span><text:span text:style-name="T8">*framePtr</text:span><text:span text:style-name="T1">, and the protection in </text:span><text:span text:style-name="T8">*protPtr</text:span><text:span text:style-name="T1">. Returns a standard MMU error code.</text:span></text:p>
        <text:p text:style-name="P28">int USLOSS_MmuGetCause(void)</text:p>
        <text:p text:style-name="Description"><text:span text:style-name="T1">Returns the cause of the most recent MMU interrupt. </text:span><text:span text:style-name="Code">USLOSS_MMU_FAULT</text:span><text:span text:style-name="T1"> means that no mapping matched the current tag and page being accessed. </text:span><text:span text:style-name="Code">USLOSS_MMU_ACCESS</text:span><text:span text:style-name="T1"> means that a mapping was found, but that the protections on the page prohibit the attempted access. </text:span><text:span text:style-name="Code">USLOSS_MMU_NONE</text:span><text:span text:style-name="T1"> means that an MMU interrupt has not yet occurred. </text:span></text:p>
        <text:p text:style-name="P28"><text:soft-page-break/>int USLOSS_MmuGetAccess(int frame, int *accessPtr)</text:p>
        <text:p text:style-name="Description"><text:span text:style-name="T1">Stores the access bits for a frame in</text:span><text:span text:style-name="T8"> *accessPtr.</text:span><text:span text:style-name="T1"> If </text:span><text:span text:style-name="Code">USLOSS_MMU_REF</text:span><text:span text:style-name="T1"> is set the page has been referenced. If </text:span><text:span text:style-name="Code">USLOSS_MMU_DIRTY</text:span><text:span text:style-name="T1"> is set the page has been written. Returns a standard MMU error code.</text:span></text:p>
        <text:p text:style-name="P28">int USLOSS_MmuSetAccess(int frame, int access) </text:p>
        <text:p text:style-name="Description"><text:span text:style-name="T1">Sets the frame’s access bits to </text:span><text:span text:style-name="T8">access</text:span><text:span text:style-name="T1">. Returns a standard MMU error code.</text:span></text:p>
        <text:p text:style-name="P28">int USLOSS_MmuSetTag(int tag)</text:p>
        <text:p text:style-name="Description"><text:span text:style-name="T1">Sets the current tag register to </text:span><text:span text:style-name="T8">tag</text:span><text:span text:style-name="T1">. Returns a standard MMU error code.</text:span></text:p>
        <text:p text:style-name="P28">int USLOSS_MmuGetTag(int *tagPtr)</text:p>
        <text:p text:style-name="Description">Stores the current tag register in <text:span text:style-name="T15">*tagPtr.</text:span> Returns a standard MMU error code.</text:p>
        <text:p text:style-name="P26">5.3 MMU Interrupts</text:p>
        <text:p text:style-name="P8"><text:span text:style-name="T1">The function pointed to by </text:span><text:span text:style-name="Code">USLOSS_IntVec</text:span><text:span text:style-name="T8">[USLOSS_MMU_INT]</text:span><text:span text:style-name="T1"> will be invoked when an MMU interrupt occurs. The MMU interrupt handler has the following definition:</text:span></text:p>
        <text:p text:style-name="P28">void<text:tab/>Handler(int type, void *offset)</text:p>
        <text:p text:style-name="Description"><text:span text:style-name="T8">type</text:span><text:span text:style-name="T1"> is the type of interrupt (</text:span><text:span text:style-name="Code">USLOSS_MMU_INT</text:span><text:span text:style-name="T1">). </text:span><text:span text:style-name="T8">offset</text:span><text:span text:style-name="T1"> is an integer (cast as a void *) containing the byte offset from the start of the VM region of the address that caused the interrupt. </text:span></text:p>
        <text:p text:style-name="P13">USLOSS will take care of restarting the offending instruction when the MMU interrupt handler returns. This means that the address that caused the problem will be given to the MMU again for mapping. If there is still a problem another MMU interrupt will be generated. The assumption is that the OS will either enter configure the MMU so that the address will no longer cause an interrupt, or kill the process.</text:p>
        <text:list text:style-name="L12" text:continue-numbering="true">
          <text:list-header>
            <text:p text:style-name="P36">6. Debugging Support</text:p>
          </text:list-header>
        </text:list>
        <text:p text:style-name="Body"><text:span text:style-name="T1">USLOSS provides two printing functions to help with debugging. The </text:span><text:span text:style-name="T8">USLOSS_Console</text:span><text:span text:style-name="T1"> operation takes printf-style parameters and prints to stdout, and the </text:span><text:span text:style-name="T8">USLOSS_Trace</text:span><text:span text:style-name="T1"> operation prints to stderr. You should avoid using </text:span><text:span text:style-name="T8">printf</text:span><text:span text:style-name="T1"> and </text:span><text:span text:style-name="T8">fprintf</text:span><text:span text:style-name="T1"> as they may cause problems if interrupted.</text:span></text:p>
        <text:p text:style-name="P12"><text:span text:style-name="T1">USLOSS also provides a halt operation, </text:span><text:span text:style-name="Code">USLOSS_Halt</text:span><text:span text:style-name="T1">. When invoked, it will cause execution of the </text:span><text:span text:style-name="T8">finish</text:span><text:span text:style-name="T1"> routine (defined by the OS), and then terminates execution. A core file is produced if the parameter to </text:span><text:span text:style-name="T8">USLOSS_Halt</text:span><text:span text:style-name="T1"> is non-zero. The OS developer might find it useful to have print statements or error checking code in </text:span><text:span text:style-name="T8">finish</text:span><text:span text:style-name="T1"> to help in debugging. Lastly, the alarm device may also be used for debugging purposes. It can be set to interrupt at a time that is </text:span><text:soft-page-break/><text:span text:style-name="T1">of interest so that the program status can be examined.</text:span></text:p>
        <text:p text:style-name="P17"><text:span text:style-name="T1">USLOSS can also be debugged using a standard debugger such as </text:span><text:span text:style-name="Code">gdb</text:span><text:span text:style-name="T1">. However, be aware that the use of </text:span><text:span text:style-name="Code">gdb</text:span><text:span text:style-name="T1"> is complicated by USLOSS interrupts which are implemented using the SIGUSR1 signal. By default, </text:span><text:span text:style-name="Code">gdb</text:span><text:span text:style-name="T1"> catches the SIGUSR1 signal and forces the debugged program to stop. To get around this problem add the following in your </text:span><text:span text:style-name="Code">.gdbinit</text:span><text:span text:style-name="T1"> file (either in the current directory or in your home directory):</text:span></text:p>
        <text:p text:style-name="P16"><text:span text:style-name="Code">handle SIGUSR1 nostop noprint</text:span></text:p>
        <text:p text:style-name="P12"><text:span text:style-name="T1">Similarly, the OS uses the MMU you should add the following to your </text:span><text:span text:style-name="Code">.gdbinit</text:span>:</text:p>
        <text:p text:style-name="P12"><text:span text:style-name="T3"><text:tab/></text:span><text:span text:style-name="Code">handle SIGSEGV nostop noprint</text:span></text:p>
        <text:p text:style-name="P12">The MMU uses SIGSEGV to implement memory mapping. Note that telling <text:span text:style-name="Code">gdb</text:span> to ignore SIGSEGV will cause it to ignore segmentation violations caused by real bugs the OS, so don't ignore this signal unless the OS uses the MMU.</text:p>
        <text:p text:style-name="P15"/>
        <text:p text:style-name="P2">7. USLOSS Quick Reference</text:p>
        <text:p text:style-name="P10">The following routines are provided by the simulator. Those whose names are in bold can be invoked only from kernel mode. </text:p>
        <text:p text:style-name="P3"><text:span text:style-name="T8">void USLOSS_Console(char *fmt,...) </text:span><text:span text:style-name="T1">- Printf-style write to stdout.</text:span></text:p>
        <text:p text:style-name="P4"><text:span text:style-name="T8">void</text:span><text:span text:style-name="Bold"><text:span text:style-name="T9"> USLOSS_ContextInit</text:span></text:span><text:span text:style-name="T8">(USLOSS_Context*new, unsigned int psr, void *stack,int stackSize,void (*func)(void))</text:span><text:span text:style-name="T1"> - Initializes the context </text:span><text:span text:style-name="T8">new</text:span><text:span text:style-name="T1"> using </text:span><text:span text:style-name="T8">psr</text:span><text:span text:style-name="T1"> as the context’s initial PSR, the memory pointed to by </text:span><text:span text:style-name="T8">stack</text:span><text:span text:style-name="T1"> of size </text:span><text:span text:style-name="Code">stackSize</text:span><text:span text:style-name="T1"> (in bytes) as the stack memory, and the routine </text:span><text:span text:style-name="T8">func</text:span><text:span text:style-name="T1"> as the starting address.</text:span></text:p>
        <text:p text:style-name="P5"><text:span text:style-name="T8">void</text:span><text:span text:style-name="Bold"><text:span text:style-name="T9"> USLOSS_ContextSwitch</text:span></text:span><text:span text:style-name="T8">(context *old, context *new)</text:span><text:span text:style-name="T1"> - Saves the current CPU state (including the PSR) in </text:span><text:span text:style-name="T8">old</text:span><text:span text:style-name="T1">, and loads state </text:span><text:span text:style-name="T8">new</text:span><text:span text:style-name="T1"> into the CPU. The </text:span><text:span text:style-name="Code">old</text:span><text:span text:style-name="T1"> parameter may be </text:span><text:span text:style-name="Code">NULL</text:span><text:span text:style-name="T1">.</text:span></text:p>
        <text:p text:style-name="P5"><text:span text:style-name="T8">int</text:span><text:span text:style-name="Bold"><text:span text:style-name="T9"> USLOSS_DeviceInput</text:span></text:span><text:span text:style-name="T8">(int dev, int unit, int *status)</text:span><text:span text:style-name="T1"> - Sets </text:span><text:span text:style-name="T8">*status</text:span><text:span text:style-name="T1"> to the contents of the device status register indicated by </text:span><text:span text:style-name="T8">dev</text:span><text:span text:style-name="T1"> and </text:span><text:span text:style-name="T8">unit</text:span><text:span text:style-name="T1">. If </text:span><text:span text:style-name="T8">dev</text:span><text:span text:style-name="T1"> and </text:span><text:span text:style-name="T8">unit</text:span><text:span text:style-name="T1"> are valid </text:span><text:span text:style-name="Code">USLOSS_DEV_</text:span><text:span text:style-name="T8">OK</text:span><text:span text:style-name="T1"> is returned, otherwise USLOSS_</text:span><text:span text:style-name="T8">DEV_INVALID</text:span><text:span text:style-name="T1"> is returned.</text:span></text:p>
        <text:p text:style-name="P5"><text:span text:style-name="T8">int</text:span><text:span text:style-name="Bold"><text:span text:style-name="T9"> USLOSS_DeviceOutput</text:span></text:span><text:span text:style-name="T8">(int dev, int unit, void *arg)</text:span><text:span text:style-name="T1"> - Sends </text:span><text:span text:style-name="T8">arg</text:span><text:span text:style-name="T1"> to the device port indicated by </text:span><text:span text:style-name="T8">dev</text:span><text:span text:style-name="T1"> and </text:span><text:span text:style-name="T8">unit</text:span><text:span text:style-name="T1">. Depending on the device, </text:span><text:span text:style-name="T8">arg</text:span><text:span text:style-name="T1"> may be either an integer or a pointer to a structure of type </text:span><text:span text:style-name="T8">USLOSS_DeviceRequest</text:span><text:span text:style-name="T1"> containing the device request. If </text:span><text:span text:style-name="T8">dev</text:span><text:span text:style-name="T1"> and </text:span><text:span text:style-name="T8">unit</text:span><text:span text:style-name="T1"> are valid </text:span><text:span text:style-name="Code">USLOSS_DEV_</text:span><text:span text:style-name="T8">OK</text:span><text:span text:style-name="T1"> is returned, otherwise USLOSS_</text:span><text:span text:style-name="T8">DEV_INVALID</text:span><text:span text:style-name="T1"> is returned.</text:span></text:p>
        <text:p text:style-name="P5"><text:span text:style-name="T8">void</text:span><text:span text:style-name="Bold"><text:span text:style-name="T9"> USLOSS_Halt</text:span></text:span><text:span text:style-name="T8">(int dumpcore)</text:span><text:span text:style-name="T1"> - Causes execution of the </text:span><text:span text:style-name="T8">finish</text:span><text:span text:style-name="T1"> routine and then terminates USLOSS. A core file is produced if </text:span><text:span text:style-name="T8">dumpcore</text:span><text:span text:style-name="T1"> is non-zero.</text:span></text:p>
        <text:p text:style-name="P5"><text:span text:style-name="T8">unsigned int USLOSS_PSRGet(void)</text:span><text:span text:style-name="T1"> - Returns the current value of the PSR. </text:span></text:p>
        <text:p text:style-name="P5"><text:span text:style-name="T8">void </text:span><text:span text:style-name="Bold"><text:span text:style-name="T9">USLOSS_PSRSet</text:span></text:span><text:span text:style-name="T8">(unsigned int psr)</text:span><text:span text:style-name="T1"> - Sets the PSR to the value in </text:span><text:span text:style-name="T8">psr</text:span><text:span text:style-name="T1">. </text:span></text:p>
        <text:p text:style-name="P5"><text:span text:style-name="T8">void USLOSS_Syscall(void *arg)</text:span><text:span text:style-name="T1"> - Causes an interrupt of type </text:span><text:span text:style-name="T8">USLOSS_SYSCALL_INT</text:span><text:span text:style-name="T1"> and passes </text:span><text:span text:style-name="T8">arg</text:span><text:span text:style-name="T1"> as the second parameter to the interrupt handler.</text:span></text:p>
        <text:p text:style-name="P5"><text:span text:style-name="T8">int USLOSS_Clock(void)</text:span><text:span text:style-name="T1"> - Return the time (in microseconds) since USLOSS started running.</text:span></text:p>
        <text:p text:style-name="P5"><text:span text:style-name="T8">void USLOSS_Trace(char *fmt,...)</text:span><text:span text:style-name="T1"> - Printf-style write to stderr.</text:span></text:p>
        <text:p text:style-name="List"><text:soft-page-break/><text:span text:style-name="T8">void </text:span><text:span text:style-name="Bold"><text:span text:style-name="T9">USLOSS_WaitInt</text:span></text:span><text:span text:style-name="T8">(void)</text:span><text:span text:style-name="T1"> - Suspends execution until an interrupt occurs.</text:span></text:p>
        <text:p text:style-name="List"><text:span text:style-name="T8">int </text:span><text:span text:style-name="T10">USLOSS_MmuInit</text:span><text:span text:style-name="T8">(int numMaps, int numPages, int numFrames)</text:span> – Initializes the MMU<text:span text:style-name="T8">.</text:span></text:p>
        <text:p text:style-name="List"><text:span text:style-name="T8">int </text:span><text:span text:style-name="T10">USLOSS_MmuDone</text:span><text:span text:style-name="T8">(void)</text:span>- Releases the MMU.</text:p>
        <text:p text:style-name="List"><text:span text:style-name="Code">int </text:span><text:span text:style-name="Code"><text:span text:style-name="T14">USLOSS_MmuPageSize</text:span></text:span><text:span text:style-name="Code">(void)</text:span>- Returns the size of a page.</text:p>
        <text:p text:style-name="List"><text:span text:style-name="Code">void *</text:span><text:span text:style-name="Code"><text:span text:style-name="T14">USLOSS_MmuRegion</text:span></text:span><text:span text:style-name="Code">(int *numPagesPtr</text:span>) - Returns the address and size of the VM region. <text:span text:style-name="T1"><text:s/></text:span></text:p>
        <text:p text:style-name="List"><text:span text:style-name="Code">int </text:span><text:span text:style-name="Code"><text:span text:style-name="T14">USLOSS_MmuMap</text:span></text:span><text:span text:style-name="Code">(int tag, int page, int frame, int prot)</text:span>- Stores a mapping in the MMU.</text:p>
        <text:p text:style-name="List"><text:span text:style-name="Code">int </text:span><text:span text:style-name="Code"><text:span text:style-name="T14">USLOSS_MmuUnmap</text:span></text:span><text:span text:style-name="Code">(int tag, int page)</text:span>- Removes a mapping from the MMU.</text:p>
        <text:p text:style-name="List"><text:span text:style-name="Code">int </text:span><text:span text:style-name="Code"><text:span text:style-name="T14">USLOSS_MmuGetMap</text:span></text:span><text:span text:style-name="Code">(int tag, int page, int *framePtr, int *protPtr)</text:span>- Gets a mapping from the MMU.</text:p>
        <text:p text:style-name="List"><text:span text:style-name="Code">int </text:span><text:span text:style-name="Code"><text:span text:style-name="T14">USLOSS_MmuGetCause</text:span></text:span><text:span text:style-name="Code">(void)</text:span>- Returns the cause of the most recent MMU interrupt.</text:p>
        <text:p text:style-name="List"><text:span text:style-name="T1"><text:s/></text:span><text:span text:style-name="Code">int </text:span><text:span text:style-name="Code"><text:span text:style-name="T14">USLOSS</text:span></text:span><text:span text:style-name="T10">_MmuGetAcces</text:span><text:span text:style-name="T8">s(int frame, int *accessPtr)</text:span>- Gets the access bits. </text:p>
        <text:p text:style-name="List"><text:span text:style-name="Code">int </text:span><text:span text:style-name="Code"><text:span text:style-name="T14">USLOSS_MmuSetAcces</text:span></text:span><text:span text:style-name="Code">s(int frame, int access)</text:span> – Sets the access bits.</text:p>
        <text:p text:style-name="List"><text:span text:style-name="Code">int </text:span><text:span text:style-name="Code"><text:span text:style-name="T14">USLOSS_MmuSetTag</text:span></text:span><text:span text:style-name="Code">(int tag) </text:span>– Sets the current tag register.</text:p>
        <text:p text:style-name="List"><text:span text:style-name="T8">int </text:span><text:span text:style-name="T10">USLOSS_MmuGetTag</text:span><text:span text:style-name="T8">(int *tagPtr)</text:span>- Gets the current tag registe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ce style:name="Times" svg:font-family="Times"/>
    <style:font-face style:name="Helvetica" svg:font-family="Helvetica" style:font-family-generic="swiss"/>
    <style:font-face style:name="Courier 10 Pitch" svg:font-family="'Courier 10 Pitch'" style:font-pitch="fixed"/>
    <style:font-face style:name="Courier1" svg:font-family="Courier"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0pt" style:font-name-asian="Times" style:font-size-asian="10pt" style:font-name-complex="Times" style:font-size-complex="10pt"/>
    </style:style>
    <style:style style:name="Heading" style:family="paragraph" style:parent-style-name="Standard" style:next-style-name="Text_20_body" style:class="text">
      <style:paragraph-properties fo:margin-top="0.1945in" fo:margin-bottom="0.0693in" fo:text-align="start" style:justify-single-word="false" fo:keep-with-next="always"/>
      <style:text-properties fo:color="#000000" style:font-name="Times" fo:font-size="14pt" fo:font-weight="bold" style:font-size-asian="14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4in" fo:margin-right="0in" fo:margin-top="0.1665in" fo:margin-bottom="0.1665in" fo:text-align="justify" style:justify-single-word="false" fo:text-indent="-0.2in" style:auto-text-indent="false"/>
      <style:text-properties fo:color="#000000" style:font-name="Tim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class="text" style:default-outline-level="1">
      <style:paragraph-properties fo:orphans="2" fo:widows="2"/>
      <style:text-properties style:use-window-font-color="true" style:font-name="Times" fo:font-size="10pt" style:font-name-asian="Helvetica" style:font-size-asian="10pt" style:font-name-complex="Times" style:font-size-complex="10pt"/>
    </style:style>
    <style:style style:name="Heading_20_2" style:display-name="Heading 2" style:family="paragraph" style:next-style-name="Standard" style:class="text" style:default-outline-level="2">
      <style:paragraph-properties fo:orphans="2" fo:widows="2"/>
      <style:text-properties style:use-window-font-color="true" style:font-name="Times" fo:font-size="10pt" style:font-name-asian="Helvetica" style:font-size-asian="10pt" style:font-name-complex="Times" style:font-size-complex="10pt"/>
    </style:style>
    <style:style style:name="Heading_20_3" style:display-name="Heading 3" style:family="paragraph" style:next-style-name="Standard" style:class="text" style:default-outline-level="3">
      <style:paragraph-properties fo:orphans="2" fo:widows="2"/>
      <style:text-properties style:use-window-font-color="true" style:font-name="Times" fo:font-size="10pt" style:font-name-asian="Helvetica" style:font-size-asian="10pt" style:font-name-complex="Times" style:font-size-complex="10pt"/>
    </style:style>
    <style:style style:name="Heading_20_4" style:display-name="Heading 4" style:family="paragraph" style:next-style-name="Standard" style:class="text" style:default-outline-level="4">
      <style:paragraph-properties fo:orphans="2" fo:widows="2"/>
      <style:text-properties style:use-window-font-color="true" style:font-name="Times" fo:font-size="10pt" style:font-name-asian="Helvetica" style:font-size-asian="10pt" style:font-name-complex="Times" style:font-size-complex="10pt"/>
    </style:style>
    <style:style style:name="Heading_20_5" style:display-name="Heading 5" style:family="paragraph" style:next-style-name="Standard" style:class="text" style:default-outline-level="5">
      <style:paragraph-properties fo:orphans="2" fo:widows="2"/>
      <style:text-properties style:use-window-font-color="true" style:font-name="Times" fo:font-size="10pt" style:font-name-asian="Helvetica" style:font-size-asian="10pt" style:font-name-complex="Times" style:font-size-complex="10pt"/>
    </style:style>
    <style:style style:name="Heading_20_6" style:display-name="Heading 6" style:family="paragraph" style:next-style-name="Standard" style:class="text" style:default-outline-level="6">
      <style:paragraph-properties fo:orphans="2" fo:widows="2"/>
      <style:text-properties style:use-window-font-color="true" style:font-name="Times" fo:font-size="10pt" style:font-name-asian="Helvetica" style:font-size-asian="10pt" style:font-name-complex="Times" style:font-size-complex="10pt"/>
    </style:style>
    <style:style style:name="Heading_20_7" style:display-name="Heading 7" style:family="paragraph" style:next-style-name="Standard" style:class="text" style:default-outline-level="7">
      <style:paragraph-properties fo:orphans="2" fo:widows="2"/>
      <style:text-properties style:use-window-font-color="true" style:font-name="Times" fo:font-size="10pt" style:font-name-asian="Helvetica" style:font-size-asian="10pt" style:font-name-complex="Times" style:font-size-complex="10pt"/>
    </style:style>
    <style:style style:name="Heading_20_8" style:display-name="Heading 8" style:family="paragraph" style:next-style-name="Standard" style:class="text" style:default-outline-level="8">
      <style:paragraph-properties fo:orphans="2" fo:widows="2"/>
      <style:text-properties style:use-window-font-color="true" style:font-name="Times" fo:font-size="10pt" style:font-name-asian="Helvetica" style:font-size-asian="10pt" style:font-name-complex="Times" style:font-size-complex="10pt"/>
    </style:style>
    <style:style style:name="Heading_20_9" style:display-name="Heading 9" style:family="paragraph" style:next-style-name="Standard" style:class="text" style:default-outline-level="9">
      <style:paragraph-properties fo:orphans="2" fo:widows="2"/>
      <style:text-properties style:use-window-font-color="true" style:font-name="Times" fo:font-size="10pt" style:font-name-asian="Helvetica" style:font-size-asian="10pt" style:font-name-complex="Times" style:font-size-complex="10pt"/>
    </style:style>
    <style:style style:name="Body" style:family="paragraph" style:parent-style-name="Standard">
      <style:paragraph-properties fo:margin-left="0in" fo:margin-right="0in" fo:margin-top="0.0555in" fo:margin-bottom="0.0555in" fo:text-align="justify" style:justify-single-word="false" fo:orphans="2" fo:widows="2" fo:text-indent="0in" style:auto-text-indent="false"/>
      <style:text-properties fo:color="#000000" style:font-name="Times" fo:font-size="12pt" style:font-size-asian="12pt"/>
    </style:style>
    <style:style style:name="Bulleted" style:family="paragraph" style:parent-style-name="Standard">
      <style:paragraph-properties fo:margin-left="0.25in" fo:margin-right="0in" fo:text-align="start" style:justify-single-word="false" fo:text-indent="-0.25in" style:auto-text-indent="false">
        <style:tab-stops>
          <style:tab-stop style:position="0.25in"/>
        </style:tab-stops>
      </style:paragraph-properties>
      <style:text-properties fo:color="#000000" style:font-name="Times" fo:font-size="12pt" style:font-size-asian="12pt"/>
    </style:style>
    <style:style style:name="CellBody" style:family="paragraph" style:parent-style-name="Standard">
      <style:paragraph-properties fo:text-align="start" style:justify-single-word="false"/>
      <style:text-properties fo:color="#000000" style:font-name="Times" fo:font-size="12pt" style:font-size-asian="12pt"/>
    </style:style>
    <style:style style:name="CellHeading" style:family="paragraph" style:parent-style-name="Standard">
      <style:paragraph-properties fo:text-align="center" style:justify-single-word="false"/>
      <style:text-properties fo:color="#000000" style:font-name="Times" fo:font-size="12pt" style:font-size-asian="12pt"/>
    </style:style>
    <style:style style:name="Code"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2pt" style:font-size-asian="12pt"/>
    </style:style>
    <style:style style:name="Description" style:family="paragraph" style:parent-style-name="Standard" style:master-page-name="">
      <style:paragraph-properties fo:margin-left="0.2in" fo:margin-right="0in" fo:margin-top="0.0555in" fo:margin-bottom="0.0555in" fo:text-align="justify" style:justify-single-word="false" fo:text-indent="0in" style:auto-text-indent="false" style:page-number="auto"/>
      <style:text-properties fo:color="#000000" style:font-name="Times" fo:font-size="12pt" style:font-size-asian="12pt"/>
    </style:style>
    <style:style style:name="Footnote" style:family="paragraph" style:parent-style-name="Standard" style:class="extra">
      <style:paragraph-properties fo:margin-left="0.25in" fo:margin-right="0.25in" fo:text-align="start" style:justify-single-word="false" fo:text-indent="0in" style:auto-text-indent="false"/>
      <style:text-properties fo:color="#000000" style:font-name="Times" fo:font-size="10pt" style:font-size-asian="10pt"/>
    </style:style>
    <style:style style:name="Heading1" style:family="paragraph" style:parent-style-name="Standard">
      <style:paragraph-properties fo:margin-top="0.1945in" fo:margin-bottom="0.0835in" fo:text-align="start" style:justify-single-word="false" fo:keep-with-next="always"/>
      <style:text-properties fo:color="#000000" style:font-name="Times" fo:font-size="14pt" fo:font-weight="bold" style:font-size-asian="14pt" style:font-weight-asian="bold"/>
    </style:style>
    <style:style style:name="Heading2" style:family="paragraph" style:parent-style-name="Standard">
      <style:paragraph-properties fo:margin-top="0.1945in" fo:margin-bottom="0.0693in" fo:text-align="start" style:justify-single-word="false" fo:keep-with-next="always"/>
      <style:text-properties fo:color="#000000" style:font-name="Times" fo:font-size="14pt" fo:font-weight="bold" style:font-size-asian="14pt" style:font-weight-asian="bold"/>
    </style:style>
    <style:style style:name="HeadingRunIn" style:family="paragraph" style:parent-style-name="Standard">
      <style:paragraph-properties fo:margin-top="0.0835in" fo:margin-bottom="0in" fo:text-align="start" style:justify-single-word="false"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in" fo:margin-right="0in" fo:margin-top="0.0555in" fo:margin-bottom="0.0555in" fo:text-align="justify" style:justify-single-word="false" fo:text-indent="0.5in" style:auto-text-indent="false"/>
      <style:text-properties fo:color="#000000" style:font-name="Times" fo:font-size="12pt" style:font-size-asian="12pt"/>
    </style:style>
    <style:style style:name="Numbered" style:family="paragraph" style:parent-style-name="Standard">
      <style:paragraph-properties fo:margin-left="0.25in" fo:margin-right="0in" fo:text-align="start" style:justify-single-word="false" fo:text-indent="-0.25in" style:auto-text-indent="false">
        <style:tab-stops>
          <style:tab-stop style:position="0.25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text-indent="-0.25in" style:auto-text-indent="false">
        <style:tab-stops>
          <style:tab-stop style:position="0.25in"/>
        </style:tab-stops>
      </style:paragraph-properties>
      <style:text-properties fo:color="#000000" style:font-name="Times" fo:font-size="12pt" style:font-size-asian="12pt"/>
    </style:style>
    <style:style style:name="TableFootnote" style:family="paragraph" style:parent-style-name="Standard">
      <style:paragraph-properties fo:margin-left="0.25in" fo:margin-right="0.25in" fo:text-align="start" style:justify-single-word="false" fo:text-indent="0in" style:auto-text-indent="false"/>
      <style:text-properties fo:color="#000000" style:font-name="Times" fo:font-size="10pt" style:font-size-asian="10pt"/>
    </style:style>
    <style:style style:name="TableTitle" style:family="paragraph" style:parent-style-name="Standard">
      <style:paragraph-properties fo:text-align="center" style:justify-single-word="false"/>
      <style:text-properties fo:color="#000000" style:font-name="Times" fo:font-size="12pt" fo:font-weight="bold" style:font-size-asian="12pt" style:font-weight-asian="bold"/>
    </style:style>
    <style:style style:name="Title" style:family="paragraph" style:parent-style-name="Standard" style:next-style-name="Subtitle" style:class="chapter">
      <style:paragraph-properties fo:margin-top="0in" fo:margin-bottom="0.1665in" fo:text-align="center" style:justify-single-word="false" fo:keep-with-next="always"/>
      <style:text-properties fo:color="#000000" style:font-name="Tim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tem" style:family="paragraph" style:parent-style-name="Standard">
      <style:paragraph-properties fo:margin-top="0.1945in" fo:margin-bottom="0.0555in" fo:text-align="justify" style:justify-single-word="false" fo:keep-with-next="always">
        <style:tab-stops>
          <style:tab-stop style:position="0.5in"/>
        </style:tab-stops>
      </style:paragraph-properties>
      <style:text-properties fo:color="#000000" style:font-name="Courier" fo:font-size="12pt" style:font-size-asian="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ld" style:family="text">
      <style:text-properties fo:font-weight="bold" style:font-weight-asian="bold"/>
    </style:style>
    <style:style style:name="Diagram" style:family="text">
      <style:text-properties fo:color="#000000" style:font-name="Times" fo:font-size="10pt" style:font-size-asian="10pt"/>
    </style:style>
    <style:style style:name="Emphasis" style:family="text">
      <style:text-properties fo:font-style="italic" style:font-style-asian="italic"/>
    </style:style>
    <style:style style:name="EquationVariables" style:family="text">
      <style:text-properties fo:font-style="italic" style:font-style-asian="italic"/>
    </style:style>
    <style:style style:name="Subscript" style:family="text">
      <style:text-properties style:text-position="sub 58%"/>
    </style:style>
    <style:style style:name="Superscript" style:family="text">
      <style:text-properties style:text-position="super 58%"/>
    </style:style>
    <style:style style:name="Code" style:family="text">
      <style:text-properties fo:color="#000000" style:font-name="Courier1" fo:font-size="12pt" style:font-name-asian="Times" style:font-size-asian="12pt" style:font-name-complex="Times"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USLOSS 2.0 User's Manual</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John Hartman</dc:creator>
    <dc:date>2009-01-18T21:03:16</dc:date>
    <meta:editing-cycles>7</meta:editing-cycles>
    <meta:editing-duration>P2DT13H46M21S</meta:editing-duration>
    <meta:user-defined meta:name="Info 1"/>
    <meta:user-defined meta:name="Info 2"/>
    <meta:user-defined meta:name="Info 3"/>
    <meta:user-defined meta:name="Info 4"/>
    <meta:document-statistic meta:table-count="1" meta:image-count="5" meta:object-count="0" meta:page-count="15" meta:paragraph-count="166" meta:word-count="5608" meta:character-count="32890"/>
  </office:meta>
</office:document-meta>
</file>